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application/x-openoffice-wmf;windows_formatname=&quot;Image WMF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pt"/>
    </style:style>
    <style:style style:name="co2" style:family="table-column">
      <style:table-column-properties fo:break-before="auto" style:column-width="164.89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82.46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53.09pt"/>
    </style:style>
    <style:style style:name="co7" style:family="table-column">
      <style:table-column-properties fo:break-before="auto" style:column-width="50.29pt"/>
    </style:style>
    <style:style style:name="co8" style:family="table-column">
      <style:table-column-properties fo:break-before="auto" style:column-width="74.49pt"/>
    </style:style>
    <style:style style:name="co9" style:family="table-column">
      <style:table-column-properties fo:break-before="auto" style:column-width="114.15pt"/>
    </style:style>
    <style:style style:name="co10" style:family="table-column">
      <style:table-column-properties fo:break-before="auto" style:column-width="26.96pt"/>
    </style:style>
    <style:style style:name="co11" style:family="table-column">
      <style:table-column-properties fo:break-before="auto" style:column-width="69.76pt"/>
    </style:style>
    <style:style style:name="co12" style:family="table-column">
      <style:table-column-properties fo:break-before="auto" style:column-width="33.31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499.49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27.75pt" fo:break-before="auto" style:use-optimal-row-height="false"/>
    </style:style>
    <style:style style:name="ro6" style:family="table-row">
      <style:table-row-properties style:row-height="21.74pt" fo:break-before="auto" style:use-optimal-row-height="false"/>
    </style:style>
    <style:style style:name="ro7" style:family="table-row">
      <style:table-row-properties style:row-height="11.99pt" fo:break-before="auto" style:use-optimal-row-height="false"/>
    </style:style>
    <style:style style:name="ro8" style:family="table-row">
      <style:table-row-properties style:row-height="12.84pt" fo:break-before="auto" style:use-optimal-row-height="true"/>
    </style:style>
    <style:style style:name="ro9" style:family="table-row">
      <style:table-row-properties style:row-height="13.41pt" fo:break-before="auto" style:use-optimal-row-height="true"/>
    </style:style>
    <style:style style:name="ro10" style:family="table-row">
      <style:table-row-properties style:row-height="12.76pt" fo:break-before="auto" style:use-optimal-row-height="false"/>
    </style:style>
    <style:style style:name="ro11" style:family="table-row">
      <style:table-row-properties style:row-height="25.34pt" fo:break-before="auto" style:use-optimal-row-height="true"/>
    </style:style>
    <style:style style:name="ro12" style:family="table-row">
      <style:table-row-properties style:row-height="39pt" fo:break-before="auto" style:use-optimal-row-height="false"/>
    </style:style>
    <style:style style:name="ta1" style:family="table" style:master-page-name="PageStyle_5f_EZ_20_Water_20_Adjustment">
      <style:table-properties table:display="true" style:writing-mode="lr-tb"/>
    </style:style>
    <style:style style:name="ta2" style:family="table" style:master-page-name="PageStyle_5f_Raw_20_Text_20_Format">
      <style:table-properties table:display="true" style:writing-mode="lr-tb"/>
    </style:style>
    <style:style style:name="ta3" style:family="table" style:master-page-name="PageStyle_5f_Version_20_informat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pt" style:writing-mode="pag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fo:border-bottom="none" fo:background-color="#99ccff" style:diagonal-bl-tr="none" style:diagonal-tl-br="none" fo:border-left="2.49pt solid #000000" fo:border-right="none" style:rotation-align="none" fo:border-top="2.49pt solid #000000"/>
    </style:style>
    <style:style style:name="ce7" style:family="table-cell" style:parent-style-name="Default">
      <style:table-cell-properties fo:border-bottom="none" fo:background-color="#99ccff" style:diagonal-bl-tr="none" style:diagonal-tl-br="none" fo:border-left="2.49pt solid #000000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2" style:family="table-cell" style:parent-style-name="Default">
      <style:table-cell-properties fo:border-bottom="2.49pt solid #000000" fo:background-color="#c3baa5" style:diagonal-bl-tr="none" style:diagonal-tl-br="none" fo:border-left="2.49pt solid #000000" fo:border-right="none" style:rotation-align="none" fo:border-top="none"/>
    </style:style>
    <style:style style:name="ce13" style:family="table-cell" style:parent-style-name="Default">
      <style:table-cell-properties fo:border-bottom="none" fo:background-color="#c7e3f5" style:diagonal-bl-tr="none" style:diagonal-tl-br="none" fo:border-left="2.49pt solid #000000" fo:border-right="none" style:rotation-align="none" fo:border-top="2.49pt solid #000000"/>
    </style:style>
    <style:style style:name="ce14" style:family="table-cell" style:parent-style-name="Default">
      <style:table-cell-properties fo:border-bottom="none" fo:background-color="#c7e3f5" style:diagonal-bl-tr="none" style:diagonal-tl-br="none" fo:border-left="2.49pt solid #000000" fo:border-right="none" style:rotation-align="none" fo:border-top="none"/>
    </style:style>
    <style:style style:name="ce15" style:family="table-cell" style:parent-style-name="Default">
      <style:table-cell-properties fo:border-bottom="2.49pt solid #000000" fo:background-color="#c7e3f5" style:diagonal-bl-tr="none" style:diagonal-tl-br="none" fo:border-left="2.49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e7e6d1" style:diagonal-bl-tr="none" style:diagonal-tl-br="none" fo:border-left="2.49pt solid #000000" fo:border-right="none" style:rotation-align="none" fo:border-top="2.49pt solid #000000"/>
    </style:style>
    <style:style style:name="ce17" style:family="table-cell" style:parent-style-name="Default">
      <style:table-cell-properties fo:border-bottom="none" fo:background-color="#e7e6d1" style:diagonal-bl-tr="none" style:diagonal-tl-br="none" fo:border-left="2.49pt solid #000000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9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2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2.49pt solid #000000" fo:background-color="#99ccff" style:diagonal-bl-tr="none" style:diagonal-tl-br="none" fo:border-left="2.49pt solid #000000" fo:border-right="none" style:rotation-align="none" fo:border-top="none"/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pt" style:writing-mode="page"/>
    </style:style>
    <style:style style:name="ce2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3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pt" style:writing-mode="page"/>
    </style:style>
    <style:style style:name="ce32" style:family="table-cell" style:parent-style-name="Default">
      <style:table-cell-properties style:glyph-orientation-vertical="0" fo:border-bottom="none" fo:background-color="#c3baa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3baa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c3baa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32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6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7" style:family="table-cell" style:parent-style-name="Default">
      <style:table-cell-properties style:glyph-orientation-vertical="0" fo:border-bottom="2.49pt solid #000000" fo:background-color="#c3baa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38" style:family="table-cell" style:parent-style-name="Default">
      <style:table-cell-properties style:glyph-orientation-vertical="0" fo:border-bottom="none" fo:background-color="#c7e3f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238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42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solid #000000" fo:background-color="#c7e3f5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none" fo:background-color="#e7e6d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46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9.99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</style:style>
    <style:style style:name="ce48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5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4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100.01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6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</style:style>
    <style:style style:name="ce6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26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6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68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6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71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72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73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2.49pt solid #000000" fo:background-color="#c3baa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10.01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78" style:family="table-cell" style:parent-style-name="Default">
      <style:table-cell-properties style:glyph-orientation-vertical="0" fo:border-bottom="none" fo:background-color="#c7e3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6" style:family="table-cell" style:parent-style-name="Default">
      <style:table-cell-properties style:glyph-orientation-vertical="0" fo:border-bottom="0.99pt solid #808080" fo:background-color="#c7e3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0.99pt solid #808080" fo:background-color="#c7e3f5" style:diagonal-bl-tr="none" style:diagonal-tl-br="none" style:text-align-source="fix" style:repeat-content="false" fo:wrap-option="no-wrap" fo:border-left="0.99pt solid #969696" style:direction="ltr" fo:border-right="0.99pt solid #969696" style:rotation-angle="0" style:rotation-align="none" style:shrink-to-fit="false" fo:border-top="0.99pt solid #80808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83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84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85" style:family="table-cell" style:parent-style-name="Default" style:data-style-name="N10099">
      <style:table-cell-properties style:glyph-orientation-vertical="0" fo:background-color="#e7e6d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2pt" fo:font-style="normal" fo:text-shadow="none" style:text-underline-style="none" fo:font-weight="normal" style:font-size-asian="2pt" style:font-style-asian="normal" style:font-weight-asian="normal" style:font-name-complex="Arial1" style:font-size-complex="2pt" style:font-style-complex="normal" style:font-weight-complex="normal"/>
    </style:style>
    <style:style style:name="ce86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 style:data-style-name="N153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2.49pt solid #000000" fo:background-color="#e7e6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969696" style:direction="ltr" fo:border-right="0.99pt solid #969696" style:rotation-angle="0" style:rotation-align="none" style:shrink-to-fit="false" fo:border-top="0.99pt solid #969696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fo:background-color="#99cc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 style:data-style-name="N1">
      <style:table-cell-properties style:glyph-orientation-vertical="0" fo:border-bottom="0.99pt solid #969696" fo:background-color="#99ccff" style:diagonal-bl-tr="none" style:diagonal-tl-br="none" style:text-align-source="fix" style:repeat-content="false" fo:wrap-option="no-wrap" fo:border-left="0.99pt solid #969696" style:direction="ltr" fo:border-right="0.99pt solid #969696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8000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OR(['EZ Water Adjustment'.D$52]&lt;49.5;['EZ Water Adjustment'.D$52]&gt;150.5))" style:apply-style-name="Excel_5f_CondFormat_5f_1_5f_1_5f_1" style:base-cell-address="'EZ Water Adjustment'.D53"/>
    </style:style>
    <style:style style:name="ce9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100.01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</style:style>
    <style:style style:name="ce10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02" style:family="table-cell" style:parent-style-name="Default" style:data-style-name="N153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03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none" fo:background-color="#c7e3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0.99pt solid #808080" fo:background-color="#c7e3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106" style:family="table-cell" style:parent-style-name="Default">
      <style:table-cell-properties style:glyph-orientation-vertical="0" fo:border-bottom="0.99pt solid #808080" fo:background-color="#c7e3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fo:border-bottom="0.99pt solid #808080" fo:background-color="#c7e3f5" style:diagonal-bl-tr="none" style:diagonal-tl-br="none" style:text-align-source="fix" style:repeat-content="false" fo:wrap-option="no-wrap" fo:border-left="0.99pt solid #969696" style:direction="ltr" fo:border-right="none" style:rotation-angle="0" style:rotation-align="none" style:shrink-to-fit="false" fo:border-top="0.99pt solid #80808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order-bottom="0.99pt solid #969696" fo:background-color="#99ccff" style:diagonal-bl-tr="none" style:diagonal-tl-br="none" style:text-align-source="fix" style:repeat-content="false" fo:wrap-option="no-wrap" fo:border-left="0.99pt solid #969696" style:direction="ltr" fo:border-right="0.99pt solid #969696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8000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OR(['EZ Water Adjustment'.E$52]&lt;9.5;['EZ Water Adjustment'.E$52]&gt;30.5))" style:apply-style-name="Excel_5f_CondFormat_5f_1_5f_2_5f_1" style:base-cell-address="'EZ Water Adjustment'.E53"/>
    </style:style>
    <style:style style:name="ce10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11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000000" fo:background-color="#c3baa5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c3baa5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AND(['EZ Water Adjustment'.$D15]=10))" style:apply-style-name="Excel_5f_CondFormat_5f_1_5f_6_5f_1" style:base-cell-address="'EZ Water Adjustment'.F15"/>
    </style:style>
    <style:style style:name="ce113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4" style:family="table-cell" style:parent-style-name="Default">
      <style:table-cell-properties style:glyph-orientation-vertical="0" fo:background-color="#c3baa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5" style:family="table-cell" style:parent-style-name="Default">
      <style:table-cell-properties style:glyph-orientation-vertical="0" fo:border-bottom="2.49pt solid #000000" fo:background-color="#c3baa5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16" style:family="table-cell" style:parent-style-name="Default">
      <style:table-cell-properties style:glyph-orientation-vertical="0" fo:border-bottom="none" fo:background-color="#c7e3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14" style:family="table-cell" style:parent-style-name="Default">
      <style:table-cell-properties style:glyph-orientation-vertical="0" fo:border-bottom="4pt solid #000000" fo:background-color="#c7e3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9" style:family="table-cell" style:parent-style-name="Default" style:data-style-name="N2">
      <style:table-cell-properties style:glyph-orientation-vertical="0" fo:background-color="#c7e3f5" style:diagonal-bl-tr="none" style:diagonal-tl-br="none" style:text-align-source="fix" style:repeat-content="false" fo:wrap-option="no-wrap" fo:border="4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120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33333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order-bottom="2.49pt solid #000000" fo:background-color="#e7e6d1" style:diagonal-bl-tr="none" style:diagonal-tl-br="none" fo:border-left="none" fo:border-right="none" style:rotation-align="none" fo:border-top="none"/>
    </style:style>
    <style:style style:name="ce123" style:family="table-cell" style:parent-style-name="Default" style:data-style-name="N1">
      <style:table-cell-properties style:glyph-orientation-vertical="0" fo:border-bottom="0.99pt solid #969696" fo:background-color="#99ccff" style:diagonal-bl-tr="none" style:diagonal-tl-br="none" style:text-align-source="fix" style:repeat-content="false" fo:wrap-option="no-wrap" fo:border-left="0.99pt solid #969696" style:direction="ltr" fo:border-right="0.99pt solid #969696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8000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OR(['EZ Water Adjustment'.F$52]&lt;0;['EZ Water Adjustment'.F$52]&gt;150.5))" style:apply-style-name="Excel_5f_CondFormat_5f_1_5f_3_5f_1" style:base-cell-address="'EZ Water Adjustment'.F53"/>
    </style:style>
    <style:style style:name="ce124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5" style:family="table-cell" style:parent-style-name="Default" style:data-style-name="N2">
      <style:table-cell-properties style:glyph-orientation-vertical="0" fo:background-color="#c3baa5" style:cell-protect="protected" style:print-content="true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6" style:family="table-cell" style:parent-style-name="Default" style:data-style-name="N2">
      <style:table-cell-properties style:glyph-orientation-vertical="0" fo:background-color="#c3baa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324" style:family="table-cell" style:parent-style-name="Default">
      <style:table-cell-properties style:glyph-orientation-vertical="0" fo:border-bottom="0.99pt solid #969696" fo:background-color="#c7e3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8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29" style:family="table-cell" style:parent-style-name="Default" style:data-style-name="N1">
      <style:table-cell-properties style:glyph-orientation-vertical="0" fo:border-bottom="0.99pt solid #969696" fo:background-color="#c7e3f5" style:diagonal-bl-tr="none" style:diagonal-tl-br="none" style:text-align-source="fix" style:repeat-content="false" fo:wrap-option="no-wrap" fo:border-left="4pt solid #000000" style:direction="ltr" fo:border-right="0.99pt solid #969696" style:rotation-angle="0" style:rotation-align="none" style:shrink-to-fit="false" fo:border-top="0.99pt solid #969696" style:vertical-align="middle"/>
      <style:paragraph-properties fo:text-align="center" fo:margin-left="0pt" style:writing-mode="page"/>
      <style:text-properties fo:color="#008000" style:text-outline="false" style:text-line-through-style="none" style:text-line-through-type="none" style:font-name="Arial2" fo:font-size="12pt" fo:font-style="italic" fo:text-shadow="none" style:text-underline-style="none" fo:font-weight="bold" style:font-size-asian="12pt" style:font-style-asian="italic" style:font-weight-asian="bold" style:font-name-complex="Arial2" style:font-size-complex="12pt" style:font-style-complex="italic" style:font-weight-complex="bold"/>
      <style:map style:condition="is-true-formula(OR(['EZ Water Adjustment'.F$32]&lt;5.4;['EZ Water Adjustment'.F$32]&gt;5.6))" style:apply-style-name="Excel_5f_CondFormat_5f_1_5f_7_5f_1" style:base-cell-address="'EZ Water Adjustment'.G32"/>
    </style:style>
    <style:style style:name="ce130" style:family="table-cell" style:parent-style-name="Default">
      <style:table-cell-properties style:glyph-orientation-vertical="0" fo:border-bottom="2.49pt solid #000000" fo:background-color="#c7e3f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1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30" style:family="table-cell" style:parent-style-name="Default" style:data-style-name="N153">
      <style:table-cell-properties style:glyph-orientation-vertical="0" fo:border-bottom="none" fo:background-color="#e7e6d1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31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5" style:family="table-cell" style:parent-style-name="Default" style:data-style-name="N153">
      <style:table-cell-properties style:glyph-orientation-vertical="0" fo:background-color="#e7e6d1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2.49pt solid #000000" fo:background-color="#e7e6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808080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7" style:family="table-cell" style:parent-style-name="Default" style:data-style-name="N1">
      <style:table-cell-properties style:glyph-orientation-vertical="0" fo:border-bottom="0.99pt solid #969696" fo:background-color="#99ccff" style:diagonal-bl-tr="none" style:diagonal-tl-br="none" style:text-align-source="fix" style:repeat-content="false" fo:wrap-option="no-wrap" fo:border-left="0.99pt solid #969696" style:direction="ltr" fo:border-right="0.99pt solid #969696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8000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OR(['EZ Water Adjustment'.G$52]&lt;0;['EZ Water Adjustment'.G$52]&gt;250.5))" style:apply-style-name="Excel_5f_CondFormat_5f_1_5f_4_5f_1" style:base-cell-address="'EZ Water Adjustment'.G53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99ccff" style:diagonal-bl-tr="none" style:diagonal-tl-br="none" fo:border="none" style:rotation-align="none"/>
    </style:style>
    <style:style style:name="ce140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1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2.49pt solid #000000" fo:background-color="#c3baa5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4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4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4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2" style:family="table-cell" style:parent-style-name="Default">
      <style:table-cell-properties style:glyph-orientation-vertical="0" fo:border-bottom="none" fo:background-color="#c7e3f5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start" fo:margin-left="29.99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3" style:family="table-cell" style:parent-style-name="Default">
      <style:table-cell-properties style:glyph-orientation-vertical="0" fo:background-color="#c7e3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29.99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7" style:family="table-cell" style:parent-style-name="Default">
      <style:table-cell-properties style:glyph-orientation-vertical="0" fo:background-color="#c7e3f5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48" style:family="table-cell" style:parent-style-name="Default">
      <style:table-cell-properties style:glyph-orientation-vertical="0" fo:border-bottom="2.49pt solid #000000" fo:background-color="#c7e3f5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29.99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29.99pt" style:writing-mode="page"/>
    </style:style>
    <style:style style:name="ce150" style:family="table-cell" style:parent-style-name="Excel_5f_BuiltIn_5f_Percent" style:data-style-name="N166">
      <style:table-cell-properties style:glyph-orientation-vertical="0" fo:background-color="#e7e6d1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Excel_5f_BuiltIn_5f_Perc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3" style:family="table-cell" style:parent-style-name="Default" style:data-style-name="N167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4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29.99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5" style:family="table-cell" style:parent-style-name="Default" style:data-style-name="N153">
      <style:table-cell-properties style:glyph-orientation-vertical="0" fo:border-bottom="none" fo:background-color="#e7e6d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6" style:family="table-cell" style:parent-style-name="Default" style:data-style-name="N1">
      <style:table-cell-properties style:glyph-orientation-vertical="0" fo:border-bottom="0.99pt solid #969696" fo:background-color="#99ccff" style:diagonal-bl-tr="none" style:diagonal-tl-br="none" style:text-align-source="fix" style:repeat-content="false" fo:wrap-option="no-wrap" fo:border-left="0.99pt solid #969696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fo:color="#008000" style:text-outline="false" style:text-line-through-style="none" style:text-line-through-typ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  <style:map style:condition="is-true-formula(OR(['EZ Water Adjustment'.H$52]&lt;49.5;['EZ Water Adjustment'.H$52]&gt;350.5))" style:apply-style-name="Excel_5f_CondFormat_5f_1_5f_5_5f_1" style:base-cell-address="'EZ Water Adjustment'.H53"/>
    </style:style>
    <style:style style:name="ce35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</style:style>
    <style:style style:name="ce35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58" style:family="table-cell" style:parent-style-name="Default">
      <style:table-cell-properties style:glyph-orientation-vertical="0" fo:border-bottom="2.49pt solid #000000" fo:background-color="#99cc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2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0.99pt solid #808080" style:vertical-align="middle"/>
      <style:paragraph-properties fo:text-align="start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3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4" style:family="table-cell" style:parent-style-name="Default">
      <style:table-cell-properties style:glyph-orientation-vertical="0" fo:border-bottom="0.99pt solid #808080" fo:background-color="#c3baa5" style:diagonal-bl-tr="none" style:diagonal-tl-br="none" style:text-align-source="fix" style:repeat-content="false" fo:wrap-option="no-wrap" fo:border-left="0.99pt solid #808080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5" style:family="table-cell" style:parent-style-name="Default">
      <style:table-cell-properties style:glyph-orientation-vertical="0" fo:border-bottom="none" fo:background-color="#c7e3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top"/>
      <style:paragraph-properties fo:text-align="start" fo:margin-left="29.99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29.99pt" style:writing-mode="page"/>
    </style:style>
    <style:style style:name="ce167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ackground-color="#e7e6d1" style:diagonal-bl-tr="none" style:diagonal-tl-br="none" fo:border="none" style:rotation-align="none"/>
    </style:style>
    <style:style style:name="ce169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20.01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0" style:family="table-cell" style:parent-style-name="Default" style:data-style-name="N153">
      <style:table-cell-properties style:glyph-orientation-vertical="0" fo:background-color="#e7e6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1" style:family="table-cell" style:parent-style-name="Default" style:data-style-name="N153">
      <style:table-cell-properties style:glyph-orientation-vertical="0" fo:background-color="#e7e6d1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69" style:family="table-cell" style:parent-style-name="Default">
      <style:table-cell-properties style:glyph-orientation-vertical="0" fo:border-bottom="0.99pt solid #969696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 style:data-style-name="N2">
      <style:table-cell-properties style:glyph-orientation-vertical="0" fo:border-bottom="2.49pt solid #000000" fo:background-color="#99ccff" style:diagonal-bl-tr="none" style:diagonal-tl-br="none" style:text-align-source="fix" style:repeat-content="false" fo:wrap-option="no-wrap" fo:border-left="0.99pt solid #969696" style:direction="ltr" fo:border-right="0.99pt solid #969696" style:rotation-angle="0" style:rotation-align="none" style:shrink-to-fit="false" fo:border-top="0.99pt solid #969696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99pt solid #808080" fo:background-color="#99ccff" style:diagonal-bl-tr="none" style:diagonal-tl-br="none" style:text-align-source="fix" style:repeat-content="false" fo:wrap-option="no-wrap" fo:border-left="0.99pt solid #808080" style:direction="ltr" fo:border-right="0.99pt solid #808080" style:rotation-angle="0" style:rotation-align="none" style:shrink-to-fit="false" fo:border-top="2.4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178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9" style:family="table-cell" style:parent-style-name="Default" style:data-style-name="N2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0.99pt solid #808080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0" style:family="table-cell" style:parent-style-name="Default" style:data-style-name="N2">
      <style:table-cell-properties style:glyph-orientation-vertical="0" fo:border-bottom="none" fo:background-color="#c3baa5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1" style:family="table-cell" style:parent-style-name="Default" style:data-style-name="N2">
      <style:table-cell-properties style:glyph-orientation-vertical="0" fo:border-bottom="0.99pt solid #808080" fo:background-color="#c3baa5" style:diagonal-bl-tr="none" style:diagonal-tl-br="none" style:text-align-source="fix" style:repeat-content="false" fo:wrap-option="no-wrap" fo:border-left="none" style:direction="ltr" fo:border-right="0.99pt solid #80808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2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pt" style:writing-mode="page"/>
    </style:style>
    <style:style style:name="ce183" style:family="table-cell" style:parent-style-name="Excel_5f_BuiltIn_5f_Percent">
      <style:table-cell-properties style:glyph-orientation-vertical="0" fo:background-color="#e7e6d1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 style:data-style-name="N153">
      <style:table-cell-properties style:glyph-orientation-vertical="0" fo:border-bottom="2.49pt solid #000000" fo:background-color="#e7e6d1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85" style:family="table-cell" style:parent-style-name="Default">
      <style:table-cell-properties fo:border-bottom="2.49pt solid #000000" style:diagonal-bl-tr="none" style:diagonal-tl-br="none" fo:border-left="none" fo:border-right="0.99pt solid #969696" style:rotation-align="none" fo:border-top="0.99pt solid #969696"/>
    </style:style>
    <style:style style:name="ce18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</style:style>
    <style:style style:name="ce187" style:family="table-cell" style:parent-style-name="Default">
      <style:table-cell-properties fo:border-bottom="0.99pt solid #808080" style:diagonal-bl-tr="none" style:diagonal-tl-br="none" fo:border-left="none" fo:border-right="0.99pt solid #808080" style:rotation-align="none" fo:border-top="2.49pt solid #000000"/>
    </style:style>
    <style:style style:name="ce188" style:family="table-cell" style:parent-style-name="Default">
      <style:table-cell-properties style:glyph-orientation-vertical="0" fo:border-bottom="none" fo:background-color="#99ccff" style:cell-protect="protected formula-hidden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pt" style:writing-mode="page"/>
      <style:text-properties fo:color="#00cc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10099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3366ff" style:text-outline="false" style:text-line-through-style="none" style:text-line-through-typ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3366ff" style:text-outline="false" style:text-line-through-style="none" style:text-line-through-type="none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9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4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5" style:family="table-cell" style:parent-style-name="Default">
      <style:table-cell-properties style:glyph-orientation-vertical="0" fo:border-bottom="none" fo:background-color="#c3baa5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6" style:family="table-cell" style:parent-style-name="Default">
      <style:table-cell-properties style:glyph-orientation-vertical="0" fo:border-bottom="none" fo:background-color="#c3baa5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4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40pt" style:writing-mode="page"/>
      <style:text-properties fo:color="#4d4d4d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9" style:family="table-cell" style:parent-style-name="Default">
      <style:table-cell-properties style:glyph-orientation-vertical="0" fo:border-bottom="none" fo:background-color="#c7e3f5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start" fo:margin-left="29.99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0" style:family="table-cell" style:parent-style-name="Default">
      <style:table-cell-properties style:glyph-orientation-vertical="0" fo:border-bottom="none" fo:background-color="#c7e3f5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automatic"/>
      <style:paragraph-properties fo:text-align="start" fo:margin-left="29.99pt" style:writing-mode="page"/>
    </style:style>
    <style:style style:name="ce20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automatic"/>
      <style:paragraph-properties fo:text-align="start" fo:margin-left="29.99pt" style:writing-mode="page"/>
    </style:style>
    <style:style style:name="ce203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204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205" style:family="table-cell" style:parent-style-name="Default">
      <style:table-cell-properties style:glyph-orientation-vertical="0" fo:border-bottom="none" fo:background-color="#e7e6d1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206" style:family="table-cell" style:parent-style-name="Default" style:data-style-name="N153">
      <style:table-cell-properties style:glyph-orientation-vertical="0" fo:border-bottom="none" fo:background-color="#e7e6d1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7" style:family="table-cell" style:parent-style-name="Default" style:data-style-name="N153">
      <style:table-cell-properties style:glyph-orientation-vertical="0" fo:border-bottom="2.49pt solid #000000" fo:background-color="#e7e6d1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8" style:family="table-cell" style:parent-style-name="Default" style:data-style-name="N153">
      <style:table-cell-properties style:glyph-orientation-vertical="0" fo:border-bottom="none" fo:background-color="#e7e6d1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0pt" style:writing-mode="page"/>
      <style:text-properties fo:color="#333333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9" style:family="table-cell" style:parent-style-name="Default">
      <style:table-cell-properties fo:border-bottom="2.49pt solid #000000" fo:background-color="#e7e6d1" style:diagonal-bl-tr="none" style:diagonal-tl-br="none" fo:border-left="none" fo:border-right="2.49pt solid #000000" style:rotation-align="none" fo:border-top="none"/>
    </style:style>
    <style:style style:name="ce2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pt" style:writing-mode="page"/>
    </style:style>
    <style:style style:name="ce2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21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text-align="center" fo:margin-left="0pt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 style:data-style-name="N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216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21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218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4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2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pt" style:writing-mode="page"/>
    </style:style>
    <style:style style:name="ce221" style:family="table-cell" style:parent-style-name="Default" style:data-style-name="N10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pt" style:writing-mode="page"/>
    </style:style>
    <style:style style:name="ce222" style:family="table-cell" style:parent-style-name="Default" style:data-style-name="N10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pt" style:writing-mode="page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74pt" svg:stroke-color="#000000" draw:marker-end="msArrowEnd_20_5" draw:marker-end-width="5.95pt" draw:marker-end-center="false" draw:stroke-linejoin="miter" draw:fill="none" draw:fill-color="#ffffff" draw:textarea-horizontal-align="justify" draw:textarea-vertical-align="top" draw:auto-grow-height="false" fo:padding-top="1.59pt" fo:padding-bottom="1.59pt" fo:padding-left="1.59pt" fo:padding-right="1.59pt" fo:wrap-option="wrap"/>
    </style:style>
    <style:style style:name="gr3" style:family="graphic">
      <style:graphic-properties draw:stroke="solid" svg:stroke-width="0.74pt" svg:stroke-color="#000000" draw:stroke-linejoin="miter" draw:fill="none" draw:fill-color="#ffffff" draw:textarea-horizontal-align="justify" draw:textarea-vertical-align="top" draw:auto-grow-height="false" fo:padding-top="1.59pt" fo:padding-bottom="1.59pt" fo:padding-left="1.59pt" fo:padding-right="1.59pt" fo:wrap-option="wrap"/>
    </style:style>
    <style:style style:name="gr4" style:family="graphic">
      <style:graphic-properties fo:border="solid"/>
    </style:style>
    <style:style style:name="gr5" style:family="graphic">
      <style:graphic-properties draw:stroke="none" draw:fill="none" draw:visible-area-left="0pt" draw:visible-area-top="0pt" draw:visible-area-width="93.97pt" draw:visible-area-height="47.99pt" draw:ole-draw-aspect="1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4" style:family="paragraph">
      <loext:graphic-properties draw:fill="none"/>
    </style:style>
    <style:style style:name="T1" style:family="text">
      <style:text-properties fo:color="#333333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333333" style:font-name="Arial" fo:font-size="10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Lucida Sans Unicode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333333" style:font-name="Arial" fo:font-size="10pt" fo:font-weight="normal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333333" style:font-name="Arial" fo:font-size="10pt" fo:font-weight="normal" style:text-underline-style="none" style:text-underline-color="font-color" style:text-line-through-type="none" fo:font-style="italic" style:text-outline="false" fo:text-shadow="none" style:text-position="-33% 58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9" style:family="text">
      <style:text-properties fo:color="#333333" style:font-name="Arial" fo:font-size="10pt" fo:font-weight="normal" style:text-underline-style="none" style:text-underline-color="font-color" style:text-line-through-type="none" fo:font-style="italic" style:text-outline="false" fo:text-shadow="none" style:font-name-complex="Arial" style:font-size-asian="10pt" style:font-size-complex="10pt" style:font-weight-asian="normal" style:font-weight-complex="normal" style:font-style-asian="italic" style:font-style-complex="italic" style:text-position="0% 100%"/>
    </style:style>
    <style:style style:name="T10" style:family="text">
      <style:text-properties fo:color="#333333" style:font-name="Arial" fo:font-size="10pt" fo:font-weight="normal" style:text-underline-style="none" style:text-underline-color="font-color" style:text-line-through-type="none" fo:font-style="italic" style:text-outline="false" fo:text-shadow="none" style:font-name-complex="Arial" style:font-size-asian="10pt" style:font-size-complex="10pt" style:font-weight-asian="normal" style:font-weight-complex="normal" style:font-style-asian="italic" style:font-style-complex="italic" style:text-position="-33% 58%"/>
    </style:style>
  </office:automatic-styles>
  <office:body>
    <office:spreadsheet>
      <table:calculation-settings table:case-sensitive="false" table:use-regular-expressions="false"/>
      <table:table table:name="EZ Water Adjustment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radio form:name="Option" form:control-implementation="ooo:com.sun.star.form.component.RadioButton" xml:id="control1" form:id="control1" form:current-selected="true" form:selected="true" form:visual-effect="flat" form:linked-cell="'EZ Water Adjustment'.K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radio form:name="Option" form:control-implementation="ooo:com.sun.star.form.component.RadioButton" xml:id="control2" form:id="control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radio>
            <form:checkbox form:name="Check Box 9" form:control-implementation="ooo:com.sun.star.form.component.CheckBox" xml:id="control3" form:id="control3" form:visual-effect="flat" form:linked-cell="'EZ Water Adjustment'.F45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4" form:id="control4" form:visual-effect="flat" form:linked-cell="'EZ Water Adjustment'.D38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5" form:id="control5" form:visual-effect="flat" form:linked-cell="'EZ Water Adjustment'.E38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6" form:id="control6" form:visual-effect="flat" form:linked-cell="'EZ Water Adjustment'.F38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7" form:id="control7" form:visual-effect="flat" form:linked-cell="'EZ Water Adjustment'.E45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listbox form:name="Drop Down 20" form:control-implementation="ooo:com.sun.star.form.component.ListBox" xml:id="control8" form:id="control8" form:dropdown="true" form:size="12" form:bound-column="1" form:linked-cell="'EZ Water Adjustment'.D15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Drop Down 24" form:control-implementation="ooo:com.sun.star.form.component.ListBox" xml:id="control9" form:id="control9" form:dropdown="true" form:size="12" form:bound-column="1" form:linked-cell="'EZ Water Adjustment'.D16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Drop Down 25" form:control-implementation="ooo:com.sun.star.form.component.ListBox" xml:id="control10" form:id="control10" form:dropdown="true" form:size="12" form:bound-column="1" form:linked-cell="'EZ Water Adjustment'.D17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Drop Down 26" form:control-implementation="ooo:com.sun.star.form.component.ListBox" xml:id="control11" form:id="control11" form:dropdown="true" form:size="12" form:bound-column="1" form:linked-cell="'EZ Water Adjustment'.D18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Drop Down 27" form:control-implementation="ooo:com.sun.star.form.component.ListBox" xml:id="control12" form:id="control12" form:dropdown="true" form:size="12" form:bound-column="1" form:linked-cell="'EZ Water Adjustment'.D22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Drop Down 28" form:control-implementation="ooo:com.sun.star.form.component.ListBox" xml:id="control13" form:id="control13" form:dropdown="true" form:size="12" form:bound-column="1" form:linked-cell="'EZ Water Adjustment'.D19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Drop Down 29" form:control-implementation="ooo:com.sun.star.form.component.ListBox" xml:id="control14" form:id="control14" form:dropdown="true" form:size="12" form:bound-column="1" form:linked-cell="'EZ Water Adjustment'.D20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listbox form:name="Drop Down 30" form:control-implementation="ooo:com.sun.star.form.component.ListBox" xml:id="control15" form:id="control15" form:dropdown="true" form:size="12" form:bound-column="1" form:linked-cell="'EZ Water Adjustment'.D21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  <form:checkbox form:name="Check Box 33" form:control-implementation="ooo:com.sun.star.form.component.CheckBox" xml:id="control16" form:id="control16" form:visual-effect="flat" form:linked-cell="'EZ Water Adjustment'.D45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listbox form:name="Drop Down 34" form:control-implementation="ooo:com.sun.star.form.component.ListBox" xml:id="control17" form:id="control17" form:dropdown="true" form:size="12" form:bound-column="1" form:linked-cell="'EZ Water Adjustment'.D23" form:list-linkage-type="selection-indexes" form:source-cell-range="'EZ Water Adjustment'.I13:'EZ Water Adjustment'.I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0"/>
                <form:list-property form:property-name="TypedItemList" office:value-type="float"/>
              </form:properties>
            </form:listbox>
          </form:form>
        </office:forms>
        <table:table-column table:style-name="co1" table:number-columns-repeated="2" table:default-cell-style-name="Default"/>
        <table:table-column table:style-name="co2" table:default-cell-style-name="ce61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0" table:default-cell-style-name="Default"/>
        <table:table-row table:style-name="ro1">
          <table:table-cell table:number-columns-repeated="2"/>
          <table:table-cell table:style-name="ce172" office:value-type="string" calcext:value-type="string" table:number-columns-spanned="9" table:number-rows-spanned="1">
            <text:p>EZ Water Calculator Spreadsheet 3.0 - METRIC</text:p>
          </table:table-cell>
          <table:covered-table-cell table:number-columns-repeated="8" table:style-name="ce172"/>
          <table:table-cell table:style-name="ce61"/>
          <table:table-cell table:number-columns-repeated="1012"/>
        </table:table-row>
        <table:table-row table:style-name="ro2">
          <table:table-cell/>
          <table:table-cell table:style-name="ce6"/>
          <table:table-cell table:style-name="ce24" office:value-type="string" calcext:value-type="string">
            <text:p>Step 1: Enter Starting Water Profile</text:p>
          </table:table-cell>
          <table:table-cell table:style-name="ce63" table:number-columns-repeated="7"/>
          <table:table-cell table:style-name="ce188"/>
          <table:table-cell table:style-name="ce61"/>
          <table:table-cell table:number-columns-repeated="1012"/>
        </table:table-row>
        <table:table-row table:style-name="ro2">
          <table:table-cell/>
          <table:table-cell table:style-name="ce7"/>
          <table:table-cell table:style-name="ce25"/>
          <table:table-cell table:style-name="ce261" office:value-type="string" calcext:value-type="string">
            <text:p>Calcium</text:p>
          </table:table-cell>
          <table:table-cell table:style-name="ce261" office:value-type="string" calcext:value-type="string">
            <text:p>Magnesium</text:p>
          </table:table-cell>
          <table:table-cell table:style-name="ce261" office:value-type="string" calcext:value-type="string">
            <text:p>Sodium</text:p>
          </table:table-cell>
          <table:table-cell table:style-name="ce261" office:value-type="string" calcext:value-type="string">
            <text:p>Chloride</text:p>
          </table:table-cell>
          <table:table-cell table:style-name="ce261" office:value-type="string" calcext:value-type="string">
            <text:p>Sulfate</text:p>
            <draw:control table:end-cell-address="'EZ Water Adjustment'.I4" table:end-x="24.58pt" table:end-y="2.21pt" draw:z-index="0" draw:name="Option Button 2" draw:style-name="gr1" draw:text-style-name="P1" svg:width="26.5pt" svg:height="17.23pt" svg:x="79.77pt" svg:y="0.03pt" draw:control="control1"/>
            <draw:control table:end-cell-address="'EZ Water Adjustment'.I4" table:end-x="24.58pt" table:end-y="14.94pt" draw:z-index="1" draw:name="Option Button 3" draw:style-name="gr1" draw:text-style-name="P1" svg:width="26.5pt" svg:height="17.23pt" svg:x="79.77pt" svg:y="12.76pt" draw:control="control2"/>
          </table:table-cell>
          <table:table-cell table:style-name="ce354" office:value-type="string" calcext:value-type="string" table:number-columns-spanned="2" table:number-rows-spanned="1">
            <text:p>     Bicarbonate (HCO<text:span text:style-name="T5">3</text:span><text:span text:style-name="T6"> ppm)</text:span></text:p>
          </table:table-cell>
          <table:covered-table-cell table:style-name="ce354"/>
          <table:table-cell table:style-name="ce189" office:value-type="boolean" office:boolean-value="true" calcext:value-type="boolean" table:number-columns-spanned="1" table:number-rows-spanned="2">
            <text:p>TRUE</text:p>
          </table:table-cell>
          <table:table-cell table:style-name="ce61"/>
          <table:table-cell table:number-columns-repeated="1012"/>
        </table:table-row>
        <table:table-row table:style-name="ro2">
          <table:table-cell/>
          <table:table-cell table:style-name="ce7"/>
          <table:table-cell table:style-name="ce26" office:value-type="string" calcext:value-type="string">
            <text:p>A. Profile</text:p>
          </table:table-cell>
          <table:table-cell table:style-name="ce65" office:value-type="string" calcext:value-type="string">
            <text:p>(Ca ppm)</text:p>
          </table:table-cell>
          <table:table-cell table:style-name="ce65" office:value-type="string" calcext:value-type="string">
            <text:p>(Mg ppm)</text:p>
          </table:table-cell>
          <table:table-cell table:style-name="ce65" office:value-type="string" calcext:value-type="string">
            <text:p>(Na ppm)</text:p>
          </table:table-cell>
          <table:table-cell table:style-name="ce65" office:value-type="string" calcext:value-type="string">
            <text:p>(Cl ppm)</text:p>
          </table:table-cell>
          <table:table-cell table:style-name="ce65" office:value-type="string" calcext:value-type="string">
            <text:p>(SO<text:span text:style-name="T5">4</text:span><text:span text:style-name="T6"> ppm)</text:span></text:p>
          </table:table-cell>
          <table:table-cell table:style-name="ce355" office:value-type="string" calcext:value-type="string" table:number-columns-spanned="2" table:number-rows-spanned="1">
            <text:p>     Alkalinity (CaCO<text:span text:style-name="T5">3</text:span><text:span text:style-name="T6"> ppm)</text:span></text:p>
          </table:table-cell>
          <table:covered-table-cell table:style-name="ce355"/>
          <table:covered-table-cell table:style-name="ce190"/>
          <table:table-cell table:style-name="ce61"/>
          <table:table-cell table:number-columns-repeated="1012"/>
        </table:table-row>
        <table:table-row table:style-name="ro3">
          <table:table-cell table:style-name="ce1"/>
          <table:table-cell table:style-name="ce8"/>
          <table:table-cell table:style-name="ce27" office:value-type="string" calcext:value-type="string">
            <text:p>Starting Water Profile:</text:p>
          </table:table-cell>
          <table:table-cell table:style-name="ce66" office:value-type="float" office:value="2.619" calcext:value-type="float">
            <text:p>2.619</text:p>
          </table:table-cell>
          <table:table-cell table:style-name="ce66" office:value-type="float" office:value="2.311" calcext:value-type="float">
            <text:p>2.311</text:p>
          </table:table-cell>
          <table:table-cell table:style-name="ce66" office:value-type="float" office:value="2.746" calcext:value-type="float">
            <text:p>2.746</text:p>
          </table:table-cell>
          <table:table-cell table:style-name="ce66" office:value-type="float" office:value="2.28" calcext:value-type="float">
            <text:p>2.28</text:p>
          </table:table-cell>
          <table:table-cell table:style-name="ce66" office:value-type="float" office:value="0.74" calcext:value-type="float">
            <text:p>0.74</text:p>
          </table:table-cell>
          <table:table-cell table:style-name="ce66" office:value-type="float" office:value="22.16" calcext:value-type="float">
            <text:p>22.16</text:p>
          </table:table-cell>
          <table:table-cell table:style-name="ce178"/>
          <table:table-cell table:style-name="ce191"/>
          <table:table-cell table:style-name="ce1" table:number-columns-repeated="1013"/>
        </table:table-row>
        <table:table-row table:style-name="ro2">
          <table:table-cell/>
          <table:table-cell table:style-name="ce7"/>
          <table:table-cell table:style-name="ce28" office:value-type="string" calcext:value-type="string">
            <text:p>(ppm = mg/L)</text:p>
          </table:table-cell>
          <table:table-cell table:style-name="ce261"/>
          <table:table-cell table:style-name="ce100"/>
          <table:table-cell table:style-name="ce109" table:number-columns-repeated="2"/>
          <table:table-cell table:style-name="ce139">
            <draw:line table:end-cell-address="'EZ Water Adjustment'.H7" table:end-x="41.13pt" table:end-y="6.72pt" draw:z-index="7" draw:name="Line 17" draw:style-name="gr2" draw:text-style-name="P2" svg:x1="-469.36pt" svg:y1="-61.34pt" svg:x2="-469.45pt" svg:y2="-83pt">
              <text:p/>
            </draw:line>
          </table:table-cell>
          <table:table-cell table:style-name="ce139"/>
          <table:table-cell table:style-name="ce140"/>
          <table:table-cell table:style-name="ce192"/>
          <table:table-cell table:style-name="ce61"/>
          <table:table-cell table:number-columns-repeated="1012"/>
        </table:table-row>
        <table:table-row table:style-name="ro2">
          <table:table-cell/>
          <table:table-cell table:style-name="ce7"/>
          <table:table-cell table:style-name="ce26" office:value-type="string" calcext:value-type="string">
            <text:p>B. Volume</text:p>
          </table:table-cell>
          <table:table-cell table:style-name="ce261" office:value-type="string" calcext:value-type="string">
            <text:p>Mash Water</text:p>
          </table:table-cell>
          <table:table-cell table:style-name="ce261" office:value-type="string" calcext:value-type="string">
            <text:p>Sparge Water</text:p>
          </table:table-cell>
          <table:table-cell table:style-name="ce261"/>
          <table:table-cell table:style-name="ce110"/>
          <table:table-cell table:style-name="ce140">
            <draw:line table:end-cell-address="'EZ Water Adjustment'.H7" table:end-x="79.03pt" table:end-y="6.72pt" draw:z-index="8" draw:name="Line 18" draw:style-name="gr3" draw:text-style-name="P2" svg:x1="-469.42pt" svg:y1="-91.3pt" svg:x2="-431.46pt" svg:y2="-91.3pt">
              <text:p/>
            </draw:line>
          </table:table-cell>
          <table:table-cell table:style-name="ce356" office:value-type="string" calcext:value-type="string" table:number-columns-spanned="3" table:number-rows-spanned="5">
            <text:p>If your water report gives Sulfate as Sulfur (SO<text:span text:style-name="T8">4</text:span><text:span text:style-name="T9">-S) such as a Ward Lab's report, multiply by that by 3 to get SO</text:span><text:span text:style-name="T10">4</text:span></text:p>
          </table:table-cell>
          <table:covered-table-cell table:style-name="ce357"/>
          <table:covered-table-cell table:style-name="ce390"/>
          <table:table-cell table:style-name="ce61"/>
          <table:table-cell table:number-columns-repeated="1012"/>
        </table:table-row>
        <table:table-row table:style-name="ro3">
          <table:table-cell table:style-name="ce1"/>
          <table:table-cell table:style-name="ce8"/>
          <table:table-cell table:style-name="ce29" office:value-type="string" calcext:value-type="string">
            <text:p>Volume (liters):</text:p>
          </table:table-cell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13.2" calcext:value-type="float">
            <text:p>13.2</text:p>
          </table:table-cell>
          <table:table-cell table:style-name="ce110" table:number-columns-repeated="2"/>
          <table:table-cell table:style-name="ce140"/>
          <table:covered-table-cell table:number-columns-repeated="2" table:style-name="ce357"/>
          <table:covered-table-cell table:style-name="ce390"/>
          <table:table-cell table:style-name="ce1" table:number-columns-repeated="1013"/>
        </table:table-row>
        <table:table-row table:style-name="ro3">
          <table:table-cell table:style-name="ce1"/>
          <table:table-cell table:style-name="ce8"/>
          <table:table-cell table:style-name="ce30" office:value-type="string" calcext:value-type="string">
            <text:p>(gallons):</text:p>
          </table:table-cell>
          <table:table-cell table:style-name="ce68" table:formula="of:=[.D8]/3.785412" office:value-type="float" office:value="5.28344074568369" calcext:value-type="float">
            <text:p>5.28</text:p>
          </table:table-cell>
          <table:table-cell table:style-name="ce68" table:formula="of:=[.E8]/3.785412" office:value-type="float" office:value="3.48707089215124" calcext:value-type="float">
            <text:p>3.49</text:p>
          </table:table-cell>
          <table:table-cell table:style-name="ce110" table:number-columns-repeated="2"/>
          <table:table-cell table:style-name="ce140"/>
          <table:covered-table-cell table:number-columns-repeated="2" table:style-name="ce357"/>
          <table:covered-table-cell table:style-name="ce390"/>
          <table:table-cell table:style-name="ce1" table:number-columns-repeated="1013"/>
        </table:table-row>
        <table:table-row table:style-name="ro3">
          <table:table-cell table:style-name="ce1"/>
          <table:table-cell table:style-name="ce8"/>
          <table:table-cell table:style-name="ce29" office:value-type="string" calcext:value-type="string">
            <text:p>% that is Distilled or RO:</text:p>
          </table:table-cell>
          <table:table-cell table:number-columns-repeated="2" table:style-name="ce69" office:value-type="percentage" office:value="0" calcext:value-type="percentage">
            <text:p>0%</text:p>
          </table:table-cell>
          <table:table-cell table:style-name="ce110" table:number-columns-repeated="2"/>
          <table:table-cell table:style-name="ce140"/>
          <table:covered-table-cell table:number-columns-repeated="2" table:style-name="ce357"/>
          <table:covered-table-cell table:style-name="ce390"/>
          <table:table-cell table:style-name="ce1" table:number-columns-repeated="1013"/>
        </table:table-row>
        <table:table-row table:style-name="ro2">
          <table:table-cell table:style-name="ce1"/>
          <table:table-cell table:style-name="ce9"/>
          <table:table-cell table:style-name="ce31"/>
          <table:table-cell table:style-name="ce70" table:number-columns-repeated="4"/>
          <table:table-cell table:style-name="ce141"/>
          <table:covered-table-cell table:number-columns-repeated="2" table:style-name="ce358"/>
          <table:covered-table-cell table:style-name="ce356"/>
          <table:table-cell table:style-name="ce1" table:number-columns-repeated="1013"/>
        </table:table-row>
        <table:table-row table:style-name="ro2">
          <table:table-cell table:style-name="ce1"/>
          <table:table-cell table:style-name="ce10"/>
          <table:table-cell table:style-name="ce32" office:value-type="string" calcext:value-type="string">
            <text:p>Step 2: Enter Grain Info</text:p>
          </table:table-cell>
          <table:table-cell table:style-name="ce71" table:number-columns-repeated="3"/>
          <table:table-cell table:style-name="ce124" office:value-type="string" calcext:value-type="string">
            <text:p>Distilled water</text:p>
          </table:table-cell>
          <table:table-cell table:style-name="ce103"/>
          <table:table-cell table:style-name="ce103" office:value-type="string" calcext:value-type="string">
            <text:p>grain types</text:p>
          </table:table-cell>
          <table:table-cell table:style-name="ce103" office:value-type="string" calcext:value-type="string">
            <text:p>dist water pH</text:p>
          </table:table-cell>
          <table:table-cell table:style-name="ce194"/>
          <table:table-cell table:style-name="ce1" table:number-columns-repeated="1013"/>
        </table:table-row>
        <table:table-row table:style-name="ro2">
          <table:table-cell table:style-name="ce1"/>
          <table:table-cell table:style-name="ce11"/>
          <table:table-cell table:style-name="ce33"/>
          <table:table-cell table:style-name="ce72" office:value-type="string" calcext:value-type="string">
            <text:p>Select Grain</text:p>
          </table:table-cell>
          <table:table-cell table:style-name="ce72" office:value-type="string" calcext:value-type="string">
            <text:p>Weight</text:p>
          </table:table-cell>
          <table:table-cell table:style-name="ce72" office:value-type="string" calcext:value-type="string">
            <text:p>Color (°L)</text:p>
          </table:table-cell>
          <table:table-cell table:style-name="ce103" office:value-type="string" calcext:value-type="string">
            <text:p>Mash pH</text:p>
          </table:table-cell>
          <table:table-cell table:style-name="ce76" office:value-type="float" office:value="1" calcext:value-type="float">
            <text:p>1</text:p>
          </table:table-cell>
          <table:table-cell table:style-name="ce162" office:value-type="string" calcext:value-type="string">
            <text:p>- Select Grain - </text:p>
          </table:table-cell>
          <table:table-cell table:style-name="ce179"/>
          <table:table-cell table:style-name="ce195"/>
          <table:table-cell table:style-name="ce1" table:number-columns-repeated="1013"/>
        </table:table-row>
        <table:table-row table:style-name="ro2">
          <table:table-cell table:style-name="ce1"/>
          <table:table-cell table:style-name="ce11"/>
          <table:table-cell table:style-name="ce34"/>
          <table:table-cell table:style-name="ce73" office:value-type="string" calcext:value-type="string">
            <text:p>Type</text:p>
          </table:table-cell>
          <table:table-cell table:style-name="ce72" office:value-type="string" calcext:value-type="string">
            <text:p>(kg)</text:p>
          </table:table-cell>
          <table:table-cell table:style-name="ce111" office:value-type="string" calcext:value-type="string">
            <text:p>(Crystal Malts Only)</text:p>
          </table:table-cell>
          <table:table-cell table:style-name="ce103" office:value-type="string" calcext:value-type="string">
            <text:p>(from chart)</text:p>
          </table:table-cell>
          <table:table-cell table:style-name="ce76" office:value-type="float" office:value="2" calcext:value-type="float">
            <text:p>2</text:p>
          </table:table-cell>
          <table:table-cell table:style-name="ce163" office:value-type="string" calcext:value-type="string">
            <text:p>Base - 2-Row</text:p>
          </table:table-cell>
          <table:table-cell table:style-name="ce180" office:value-type="float" office:value="5.7" calcext:value-type="float">
            <text:p>5.70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table-cell table:style-name="ce232" office:value-type="string" calcext:value-type="string" table:number-columns-spanned="1" table:number-rows-spanned="9">
            <text:p>Crystal Malt:</text:p>
            <text:p><text:span text:style-name="T1">Caramel malts, Cara Munich,</text:span></text:p>
            <text:p><text:span text:style-name="T1">Cara Aroma, etc. </text:span></text:p>
            <text:p/>
            <text:p><text:span text:style-name="T2">Roasted/Toasted Malt:</text:span></text:p>
            <text:p><text:span text:style-name="T1">Roasted Barley, Black Patent,</text:span></text:p>
            <text:p><text:span text:style-name="T1">Carafa, etc.</text:span></text:p>
            <text:p/>
            <text:p><text:span text:style-name="T2">Acidulated Malt:</text:span></text:p>
            <text:p><text:span text:style-name="T1">Enter in Step 4a.</text:span></text:p>
          </table:table-cell>
          <table:table-cell table:style-name="ce74" office:value-type="float" office:value="2" calcext:value-type="float">
            <text:p>2</text:p>
            <draw:control table:end-cell-address="'EZ Water Adjustment'.D15" table:end-x="80.65pt" table:end-y="16.5pt" draw:z-index="9" draw:name="Drop Down 20" draw:style-name="gr4" draw:text-style-name="P3" svg:width="79.8pt" svg:height="15.65pt" svg:x="0.91pt" svg:y="0.91pt" draw:control="control8"/>
          </table:table-cell>
          <table:table-cell table:style-name="ce67" office:value-type="float" office:value="6" calcext:value-type="float">
            <text:p>6</text:p>
          </table:table-cell>
          <table:table-cell table:style-name="ce112" office:value-type="float" office:value="0" calcext:value-type="float">
            <text:p>0</text:p>
          </table:table-cell>
          <table:table-cell table:style-name="ce125" table:formula="of:=IF([.D15]=10;5.22-0.00504*[.F15];VLOOKUP([.D15];[.H$13:.J$23];3;FALSE()))" office:value-type="float" office:value="5.7" calcext:value-type="float">
            <text:p>5.70</text:p>
          </table:table-cell>
          <table:table-cell table:style-name="ce76" office:value-type="float" office:value="3" calcext:value-type="float">
            <text:p>3</text:p>
          </table:table-cell>
          <table:table-cell table:style-name="ce163" office:value-type="string" calcext:value-type="string">
            <text:p>Base - 6-Row</text:p>
          </table:table-cell>
          <table:table-cell table:style-name="ce180" office:value-type="float" office:value="5.79" calcext:value-type="float">
            <text:p>5.79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0" calcext:value-type="float">
            <text:p>10</text:p>
            <draw:control table:end-cell-address="'EZ Water Adjustment'.D16" table:end-x="80.65pt" table:end-y="16.47pt" draw:z-index="10" draw:name="Drop Down 24" draw:style-name="gr4" draw:text-style-name="P3" svg:width="79.8pt" svg:height="15.62pt" svg:x="0.91pt" svg:y="0.91pt" draw:control="control9"/>
          </table:table-cell>
          <table:table-cell table:style-name="ce67" office:value-type="float" office:value="0.3" calcext:value-type="float">
            <text:p>0.3</text:p>
          </table:table-cell>
          <table:table-cell table:style-name="ce112" office:value-type="float" office:value="2.2" calcext:value-type="float">
            <text:p>2.2</text:p>
          </table:table-cell>
          <table:table-cell table:style-name="ce125" table:formula="of:=IF([.D16]=10;5.22-0.00504*[.F16];VLOOKUP([.D16];[.H$13:.J$23];3;FALSE()))" office:value-type="float" office:value="5.208912" calcext:value-type="float">
            <text:p>5.21</text:p>
          </table:table-cell>
          <table:table-cell table:style-name="ce76" office:value-type="float" office:value="4" calcext:value-type="float">
            <text:p>4</text:p>
          </table:table-cell>
          <table:table-cell table:style-name="ce163" office:value-type="string" calcext:value-type="string">
            <text:p>Base - Maris Otter</text:p>
          </table:table-cell>
          <table:table-cell table:style-name="ce180" office:value-type="float" office:value="5.77" calcext:value-type="float">
            <text:p>5.77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0" calcext:value-type="float">
            <text:p>10</text:p>
            <draw:control table:end-cell-address="'EZ Water Adjustment'.D17" table:end-x="80.65pt" table:end-y="16.47pt" draw:z-index="11" draw:name="Drop Down 25" draw:style-name="gr4" draw:text-style-name="P3" svg:width="79.8pt" svg:height="15.65pt" svg:x="0.91pt" svg:y="0.88pt" draw:control="control10"/>
          </table:table-cell>
          <table:table-cell table:style-name="ce67" office:value-type="float" office:value="0.3" calcext:value-type="float">
            <text:p>0.3</text:p>
          </table:table-cell>
          <table:table-cell table:style-name="ce112" office:value-type="float" office:value="45.5" calcext:value-type="float">
            <text:p>45.5</text:p>
          </table:table-cell>
          <table:table-cell table:style-name="ce125" table:formula="of:=IF([.D17]=10;5.22-0.00504*[.F17];VLOOKUP([.D17];[.H$13:.J$23];3;FALSE()))" office:value-type="float" office:value="4.99068" calcext:value-type="float">
            <text:p>4.99</text:p>
          </table:table-cell>
          <table:table-cell table:style-name="ce76" office:value-type="float" office:value="5" calcext:value-type="float">
            <text:p>5</text:p>
          </table:table-cell>
          <table:table-cell table:style-name="ce163" office:value-type="string" calcext:value-type="string">
            <text:p>Base - Munich</text:p>
          </table:table-cell>
          <table:table-cell table:style-name="ce180" office:value-type="float" office:value="5.43" calcext:value-type="float">
            <text:p>5.43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" calcext:value-type="float">
            <text:p>1</text:p>
            <draw:control table:end-cell-address="'EZ Water Adjustment'.D18" table:end-x="80.65pt" table:end-y="16.5pt" draw:z-index="12" draw:name="Drop Down 26" draw:style-name="gr4" draw:text-style-name="P3" svg:width="79.8pt" svg:height="15.65pt" svg:x="0.91pt" svg:y="0.91pt" draw:control="control11"/>
          </table:table-cell>
          <table:table-cell table:style-name="ce67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5" table:formula="of:=IF([.D18]=10;5.22-0.00504*[.F18];VLOOKUP([.D18];[.H$13:.J$23];3;FALSE()))" office:value-type="float" office:value="0" calcext:value-type="float">
            <text:p/>
          </table:table-cell>
          <table:table-cell table:style-name="ce76" office:value-type="float" office:value="6" calcext:value-type="float">
            <text:p>6</text:p>
          </table:table-cell>
          <table:table-cell table:style-name="ce163" office:value-type="string" calcext:value-type="string">
            <text:p>Base - Pilsner</text:p>
          </table:table-cell>
          <table:table-cell table:style-name="ce180" office:value-type="float" office:value="5.75" calcext:value-type="float">
            <text:p>5.75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" calcext:value-type="float">
            <text:p>1</text:p>
            <draw:control table:end-cell-address="'EZ Water Adjustment'.D19" table:end-x="80.65pt" table:end-y="16.47pt" draw:z-index="14" draw:name="Drop Down 28" draw:style-name="gr4" draw:text-style-name="P3" svg:width="79.8pt" svg:height="15.62pt" svg:x="0.91pt" svg:y="0.91pt" draw:control="control13"/>
          </table:table-cell>
          <table:table-cell table:style-name="ce67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5" table:formula="of:=IF([.D19]=10;5.22-0.00504*[.F19];VLOOKUP([.D19];[.H$13:.J$23];3;FALSE()))" office:value-type="float" office:value="0" calcext:value-type="float">
            <text:p/>
          </table:table-cell>
          <table:table-cell table:style-name="ce76" office:value-type="float" office:value="7" calcext:value-type="float">
            <text:p>7</text:p>
          </table:table-cell>
          <table:table-cell table:style-name="ce163" office:value-type="string" calcext:value-type="string">
            <text:p>Base - Wheat</text:p>
          </table:table-cell>
          <table:table-cell table:style-name="ce180" office:value-type="float" office:value="6.04" calcext:value-type="float">
            <text:p>6.04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" calcext:value-type="float">
            <text:p>1</text:p>
            <draw:control table:end-cell-address="'EZ Water Adjustment'.D20" table:end-x="80.65pt" table:end-y="16.47pt" draw:z-index="15" draw:name="Drop Down 29" draw:style-name="gr4" draw:text-style-name="P3" svg:width="79.8pt" svg:height="15.65pt" svg:x="0.91pt" svg:y="0.88pt" draw:control="control14"/>
          </table:table-cell>
          <table:table-cell table:style-name="ce67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5" table:formula="of:=IF([.D20]=10;5.22-0.00504*[.F20];VLOOKUP([.D20];[.H$13:.J$23];3;FALSE()))" office:value-type="float" office:value="0" calcext:value-type="float">
            <text:p/>
          </table:table-cell>
          <table:table-cell table:style-name="ce76" office:value-type="float" office:value="8" calcext:value-type="float">
            <text:p>8</text:p>
          </table:table-cell>
          <table:table-cell table:style-name="ce163" office:value-type="string" calcext:value-type="string">
            <text:p>Base - Vienna</text:p>
          </table:table-cell>
          <table:table-cell table:style-name="ce180" office:value-type="float" office:value="5.56" calcext:value-type="float">
            <text:p>5.56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" calcext:value-type="float">
            <text:p>1</text:p>
            <draw:control table:end-cell-address="'EZ Water Adjustment'.D21" table:end-x="80.65pt" table:end-y="16.47pt" draw:z-index="16" draw:name="Drop Down 30" draw:style-name="gr4" draw:text-style-name="P3" svg:width="79.8pt" svg:height="15.62pt" svg:x="0.91pt" svg:y="0.91pt" draw:control="control15"/>
          </table:table-cell>
          <table:table-cell table:style-name="ce67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5" table:formula="of:=IF([.D21]=10;5.22-0.00504*[.F21];VLOOKUP([.D21];[.H$13:.J$23];3;FALSE()))" office:value-type="float" office:value="0" calcext:value-type="float">
            <text:p/>
          </table:table-cell>
          <table:table-cell table:style-name="ce76" office:value-type="float" office:value="9" calcext:value-type="float">
            <text:p>9</text:p>
          </table:table-cell>
          <table:table-cell table:style-name="ce163" office:value-type="string" calcext:value-type="string">
            <text:p>Base - Other</text:p>
          </table:table-cell>
          <table:table-cell table:style-name="ce180" office:value-type="float" office:value="5.7" calcext:value-type="float">
            <text:p>5.70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" calcext:value-type="float">
            <text:p>1</text:p>
            <draw:control table:end-cell-address="'EZ Water Adjustment'.D22" table:end-x="80.65pt" table:end-y="16.47pt" draw:z-index="13" draw:name="Drop Down 27" draw:style-name="gr4" draw:text-style-name="P3" svg:width="79.8pt" svg:height="15.65pt" svg:x="0.91pt" svg:y="0.88pt" draw:control="control12"/>
          </table:table-cell>
          <table:table-cell table:style-name="ce67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5" table:formula="of:=IF([.D22]=10;5.22-0.00504*[.F22];VLOOKUP([.D22];[.H$13:.J$23];3;FALSE()))" office:value-type="float" office:value="0" calcext:value-type="float">
            <text:p/>
          </table:table-cell>
          <table:table-cell table:style-name="ce76" office:value-type="float" office:value="10" calcext:value-type="float">
            <text:p>10</text:p>
          </table:table-cell>
          <table:table-cell table:style-name="ce163" office:value-type="string" calcext:value-type="string">
            <text:p>Crystal Malt</text:p>
          </table:table-cell>
          <table:table-cell table:style-name="ce180" office:value-type="string" calcext:value-type="string">
            <text:p>calculated</text:p>
          </table:table-cell>
          <table:table-cell table:style-name="ce196"/>
          <table:table-cell table:style-name="ce1" table:number-columns-repeated="1013"/>
        </table:table-row>
        <table:table-row table:style-name="ro3">
          <table:table-cell table:style-name="ce1"/>
          <table:table-cell table:style-name="ce11"/>
          <table:covered-table-cell table:style-name="ce232"/>
          <table:table-cell table:style-name="ce74" office:value-type="float" office:value="1" calcext:value-type="float">
            <text:p>1</text:p>
            <draw:control table:end-cell-address="'EZ Water Adjustment'.D23" table:end-x="80.65pt" table:end-y="16.5pt" draw:z-index="18" draw:name="Drop Down 34" draw:style-name="gr4" draw:text-style-name="P3" svg:width="79.8pt" svg:height="15.65pt" svg:x="0.91pt" svg:y="0.91pt" draw:control="control17"/>
          </table:table-cell>
          <table:table-cell table:style-name="ce67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5" table:formula="of:=IF([.D23]=10;5.22-0.00504*[.F23];VLOOKUP([.D23];[.H$13:.J$23];3;FALSE()))" office:value-type="float" office:value="0" calcext:value-type="float">
            <text:p/>
          </table:table-cell>
          <table:table-cell table:style-name="ce76" office:value-type="float" office:value="11" calcext:value-type="float">
            <text:p>11</text:p>
          </table:table-cell>
          <table:table-cell table:style-name="ce164" office:value-type="string" calcext:value-type="string">
            <text:p>Roasted/Toasted Malt</text:p>
          </table:table-cell>
          <table:table-cell table:style-name="ce181" office:value-type="float" office:value="4.71" calcext:value-type="float">
            <text:p>4.71</text:p>
          </table:table-cell>
          <table:table-cell table:style-name="ce196"/>
          <table:table-cell table:style-name="ce1" table:number-columns-repeated="1013"/>
        </table:table-row>
        <table:table-row table:style-name="ro2">
          <table:table-cell table:style-name="ce1"/>
          <table:table-cell table:style-name="ce11"/>
          <table:table-cell table:style-name="ce36"/>
          <table:table-cell table:style-name="ce75" office:value-type="string" calcext:value-type="string">
            <text:p>Total Grain Weight (kg):</text:p>
          </table:table-cell>
          <table:table-cell table:style-name="ce101" table:formula="of:=SUM([.E15:.E23])" office:value-type="float" office:value="6.6" calcext:value-type="float">
            <text:p>6.6</text:p>
          </table:table-cell>
          <table:table-cell table:style-name="ce113"/>
          <table:table-cell table:style-name="ce126"/>
          <table:table-cell table:style-name="ce142" office:value-type="string" calcext:value-type="string" table:number-columns-spanned="4" table:number-rows-spanned="4">
            <text:p>The above values are used to calculate mash pH. They may vary depending on maltser or other factors - for example Rahr 2-Row has been found to be 5.56. Modify if necessary.</text:p>
          </table:table-cell>
          <table:covered-table-cell table:number-columns-repeated="2" table:style-name="ce340"/>
          <table:covered-table-cell table:style-name="ce394"/>
          <table:table-cell table:style-name="ce1" table:number-columns-repeated="1013"/>
        </table:table-row>
        <table:table-row table:style-name="ro2">
          <table:table-cell table:style-name="ce1"/>
          <table:table-cell table:style-name="ce11"/>
          <table:table-cell table:style-name="ce36"/>
          <table:table-cell table:style-name="ce76" office:value-type="string" calcext:value-type="string">
            <text:p>(lbs):</text:p>
          </table:table-cell>
          <table:table-cell table:style-name="ce102" table:formula="of:=[.E24]*2.20462" office:value-type="float" office:value="14.550492" calcext:value-type="float">
            <text:p>14.6</text:p>
          </table:table-cell>
          <table:table-cell table:style-name="ce114"/>
          <table:table-cell table:style-name="ce126"/>
          <table:covered-table-cell table:number-columns-repeated="3" table:style-name="ce340"/>
          <table:covered-table-cell table:style-name="ce394"/>
          <table:table-cell table:style-name="ce1" table:number-columns-repeated="1013"/>
        </table:table-row>
        <table:table-row table:style-name="ro2">
          <table:table-cell table:style-name="ce1"/>
          <table:table-cell table:style-name="ce11"/>
          <table:table-cell table:style-name="ce36"/>
          <table:table-cell table:style-name="ce75" office:value-type="string" calcext:value-type="string">
            <text:p>Mash Thickness:</text:p>
          </table:table-cell>
          <table:table-cell table:style-name="ce101" table:formula="of:=ROUND([.D8]/[.E24];2)&amp;&quot; l/kg&quot;" office:value-type="string" office:string-value="3.03 l/kg" calcext:value-type="string">
            <text:p>3.03 l/kg</text:p>
          </table:table-cell>
          <table:table-cell table:style-name="ce114"/>
          <table:table-cell table:style-name="ce126"/>
          <table:covered-table-cell table:number-columns-repeated="3" table:style-name="ce340"/>
          <table:covered-table-cell table:style-name="ce394"/>
          <table:table-cell table:style-name="ce1" table:number-columns-repeated="1013"/>
        </table:table-row>
        <table:table-row table:style-name="ro2">
          <table:table-cell/>
          <table:table-cell table:style-name="ce12"/>
          <table:table-cell table:style-name="ce37"/>
          <table:table-cell table:style-name="ce77"/>
          <table:table-cell table:style-name="ce103" table:formula="of:=ROUND([.D9]*4/[.E25];2)&amp;&quot; qt/lb&quot;" office:value-type="string" office:string-value="1.45 qt/lb" calcext:value-type="string">
            <text:p>1.45 qt/lb</text:p>
          </table:table-cell>
          <table:table-cell table:style-name="ce115" table:number-columns-repeated="2"/>
          <table:covered-table-cell table:number-columns-repeated="3" table:style-name="ce341"/>
          <table:covered-table-cell table:style-name="ce198"/>
          <table:table-cell table:style-name="ce61"/>
          <table:table-cell table:number-columns-repeated="1012"/>
        </table:table-row>
        <table:table-row table:style-name="ro4">
          <table:table-cell/>
          <table:table-cell table:style-name="ce13"/>
          <table:table-cell table:style-name="ce38" office:value-type="string" calcext:value-type="string">
            <text:p>Step 3: View Mash pH</text:p>
          </table:table-cell>
          <table:table-cell table:style-name="ce78"/>
          <table:table-cell table:style-name="ce104"/>
          <table:table-cell table:style-name="ce116">
            <draw:line table:end-cell-address="'EZ Water Adjustment'.F29" table:end-x="80.65pt" table:end-y="2.21pt" draw:z-index="26" draw:name="Line 56" draw:style-name="gr2" draw:text-style-name="P2" svg:x1="-266.54pt" svg:y1="-442.32pt" svg:x2="-276.86pt" svg:y2="-432.62pt">
              <text:p/>
            </draw:line>
            <draw:line table:end-cell-address="'EZ Water Adjustment'.H28" table:end-x="27.72pt" table:end-y="6.72pt" draw:z-index="27" draw:name="Line 59" draw:style-name="gr3" draw:text-style-name="P2" svg:x1="-266.63pt" svg:y1="-442.32pt" svg:x2="-156.7pt" svg:y2="-442.32pt">
              <text:p/>
            </draw:line>
          </table:table-cell>
          <table:table-cell table:style-name="ce116"/>
          <table:table-cell table:style-name="ce342" office:value-type="string" calcext:value-type="string" table:number-columns-spanned="4" table:number-rows-spanned="3">
            <text:p>Note: When measuring actual mash pH with a meter, keep in mind that it can take up to 15 minutes for mash pH to stabilize.</text:p>
          </table:table-cell>
          <table:covered-table-cell table:number-columns-repeated="2" table:style-name="ce165"/>
          <table:covered-table-cell table:style-name="ce342"/>
          <table:table-cell table:style-name="ce61"/>
          <table:table-cell table:number-columns-repeated="1012"/>
        </table:table-row>
        <table:table-row table:style-name="ro2">
          <table:table-cell/>
          <table:table-cell table:style-name="ce14"/>
          <table:table-cell table:style-name="ce39"/>
          <table:table-cell table:style-name="ce276" office:value-type="string" calcext:value-type="string" table:number-columns-spanned="1" table:number-rows-spanned="3">
            <text:p>Effective Alkalinity</text:p>
            <text:p>(CaCO<text:span text:style-name="T5">3</text:span><text:span text:style-name="T6"> ppm)</text:span></text:p>
          </table:table-cell>
          <table:table-cell table:style-name="ce105" office:value-type="string" calcext:value-type="string" table:number-columns-spanned="1" table:number-rows-spanned="3">
            <text:p>Residual</text:p>
            <text:p>Alkalinity</text:p>
          </table:table-cell>
          <table:table-cell table:style-name="ce314" office:value-type="string" calcext:value-type="string" table:number-columns-spanned="1" table:number-rows-spanned="3">
            <text:p>ESTIMATED</text:p>
            <text:p>Room-Temp</text:p>
            <text:p>Mash pH</text:p>
          </table:table-cell>
          <table:table-cell table:style-name="ce324" office:value-type="string" calcext:value-type="string" table:number-columns-spanned="1" table:number-rows-spanned="3">
            <text:p>Desired</text:p>
            <text:p>Room-Temp Mash pH</text:p>
          </table:table-cell>
          <table:covered-table-cell table:number-columns-repeated="3" table:style-name="ce343"/>
          <table:covered-table-cell table:style-name="ce199"/>
          <table:table-cell table:style-name="ce61"/>
          <table:table-cell table:number-columns-repeated="1012"/>
        </table:table-row>
        <table:table-row table:style-name="ro2">
          <table:table-cell/>
          <table:table-cell table:style-name="ce14"/>
          <table:table-cell table:style-name="ce40"/>
          <table:covered-table-cell table:style-name="ce80"/>
          <table:covered-table-cell table:style-name="ce238"/>
          <table:covered-table-cell table:style-name="ce118"/>
          <table:covered-table-cell table:style-name="ce128"/>
          <table:covered-table-cell table:number-columns-repeated="3" table:style-name="ce343"/>
          <table:covered-table-cell table:style-name="ce199"/>
          <table:table-cell table:style-name="ce61"/>
          <table:table-cell table:number-columns-repeated="1012"/>
        </table:table-row>
        <table:table-row table:style-name="ro2">
          <table:table-cell/>
          <table:table-cell table:style-name="ce14"/>
          <table:table-cell table:style-name="ce238"/>
          <table:covered-table-cell table:style-name="ce276"/>
          <table:covered-table-cell table:style-name="ce106"/>
          <table:covered-table-cell table:style-name="ce314"/>
          <table:covered-table-cell table:style-name="ce324"/>
          <table:table-cell table:style-name="ce147" table:number-columns-repeated="3"/>
          <table:table-cell table:style-name="ce200"/>
          <table:table-cell table:style-name="ce61"/>
          <table:table-cell table:number-columns-repeated="1012"/>
        </table:table-row>
        <table:table-row table:style-name="ro5">
          <table:table-cell/>
          <table:table-cell table:style-name="ce14"/>
          <table:table-cell table:style-name="ce42"/>
          <table:table-cell table:style-name="ce81" table:formula="of:=(1-[.D$10])*[.I$5]*IF([.K$3]=1;50/61;IF(OR([.K$3]=0;[.K$3]=2);1;&quot;ERROR&quot;))+([.F$44]*130+[.E$44]*157-176.1*[.J37]*[.J36]*2-4160.4*[.H36]*[.H38]*2.5+[.D$44]*357)/[.D$9]" office:value-type="float" office:value="-99.1596109369706" calcext:value-type="float">
            <text:p>-99</text:p>
          </table:table-cell>
          <table:table-cell table:style-name="ce107" table:formula="of:=[.D32]-(([.D51]/1.4)+([.E51]/1.7))" office:value-type="float" office:value="-180.261069558819" calcext:value-type="float">
            <text:p>-180</text:p>
          </table:table-cell>
          <table:table-cell table:style-name="ce119" table:formula="of:=([.E15]*[.G15]+[.E16]*[.G16]+[.E17]*[.G17]+[.E18]*[.G18]+[.E19]*[.G19]+[.E20]*[.G20]+[.E21]*[.G21]+[.E22]*[.G22]+[.E23]*[.G23])/[.E24]+(0.1085*[.D9]/[.E25]+0.013)*[.E32]/50" office:value-type="float" office:value="5.45653133476719" calcext:value-type="float">
            <text:p>5.46</text:p>
          </table:table-cell>
          <table:table-cell table:style-name="ce129" office:value-type="string" calcext:value-type="string">
            <text:p>5.4 - 5.6</text:p>
          </table:table-cell>
          <table:table-cell table:style-name="ce148" office:value-type="string" calcext:value-type="string" table:number-columns-spanned="4" table:number-rows-spanned="2">
            <text:p>There are varying opinions on the optimum range here. Consider doing your own research and/or experimentation to determine what's best for you.</text:p>
            <draw:line table:end-cell-address="'EZ Water Adjustment'.H32" table:end-x="27.72pt" table:end-y="14.17pt" draw:z-index="23" draw:name="Line 52" draw:style-name="gr2" draw:text-style-name="P2" svg:x1="-482.77pt" svg:y1="-494.11pt" svg:x2="-509.7pt" svg:y2="-494.11pt">
              <text:p/>
            </draw:line>
          </table:table-cell>
          <table:covered-table-cell table:number-columns-repeated="2" table:style-name="ce166"/>
          <table:covered-table-cell table:style-name="ce201"/>
          <table:table-cell table:style-name="ce61"/>
          <table:table-cell table:number-columns-repeated="1012"/>
        </table:table-row>
        <table:table-row table:style-name="ro2">
          <table:table-cell/>
          <table:table-cell table:style-name="ce15"/>
          <table:table-cell table:style-name="ce43" table:number-columns-repeated="4"/>
          <table:table-cell table:style-name="ce130"/>
          <table:covered-table-cell table:number-columns-repeated="3" table:style-name="ce346"/>
          <table:covered-table-cell table:style-name="ce202"/>
          <table:table-cell table:style-name="ce61"/>
          <table:table-cell table:number-columns-repeated="1012"/>
        </table:table-row>
        <table:table-row table:style-name="ro2">
          <table:table-cell/>
          <table:table-cell table:style-name="ce16"/>
          <table:table-cell table:style-name="ce44" office:value-type="string" calcext:value-type="string">
            <text:p>Step 4a: Adjust Mash pH DOWN (if needed)</text:p>
          </table:table-cell>
          <table:table-cell table:style-name="ce82" table:number-columns-repeated="5"/>
          <table:table-cell table:style-name="ce167"/>
          <table:table-cell table:style-name="ce182"/>
          <table:table-cell table:style-name="ce203"/>
          <table:table-cell table:style-name="ce61"/>
          <table:table-cell table:number-columns-repeated="1012"/>
        </table:table-row>
        <table:table-row table:style-name="ro2">
          <table:table-cell/>
          <table:table-cell table:style-name="ce17"/>
          <table:table-cell table:style-name="ce45"/>
          <table:table-cell table:style-name="ce83" office:value-type="string" calcext:value-type="string">
            <text:p>Gypsum</text:p>
          </table:table-cell>
          <table:table-cell table:style-name="ce83" office:value-type="string" calcext:value-type="string">
            <text:p>Calc. Chloride</text:p>
          </table:table-cell>
          <table:table-cell table:style-name="ce83" office:value-type="string" calcext:value-type="string">
            <text:p>Epsom Salt</text:p>
          </table:table-cell>
          <table:table-cell table:style-name="ce84"/>
          <table:table-cell table:style-name="ce84" office:value-type="string" calcext:value-type="string">
            <text:p>Acidulated Malt</text:p>
          </table:table-cell>
          <table:table-cell table:style-name="ce168"/>
          <table:table-cell table:style-name="ce84" office:value-type="string" calcext:value-type="string">
            <text:p>Lactic Acid</text:p>
          </table:table-cell>
          <table:table-cell table:style-name="ce204"/>
          <table:table-cell table:style-name="ce61"/>
          <table:table-cell table:number-columns-repeated="1012"/>
        </table:table-row>
        <table:table-row table:style-name="ro2">
          <table:table-cell/>
          <table:table-cell table:style-name="ce17"/>
          <table:table-cell table:style-name="ce46" office:value-type="string" calcext:value-type="string">
            <text:p>add at dough-in or prior.</text:p>
            <draw:line table:end-cell-address="'EZ Water Adjustment'.C36" table:end-x="27.13pt" table:end-y="9.01pt" draw:z-index="31" draw:name="Line 63" draw:style-name="gr3" draw:text-style-name="P2" svg:x1="-16.55pt" svg:y1="-572.03pt" svg:x2="8.14pt" svg:y2="-572.03pt">
              <text:p/>
            </draw:line>
            <draw:line table:end-cell-address="'EZ Water Adjustment'.C37" table:end-x="2.58pt" table:end-y="9.75pt" draw:z-index="33" draw:name="Line 65" draw:style-name="gr3" draw:text-style-name="P2" svg:x1="-16.55pt" svg:y1="-572.03pt" svg:x2="-16.41pt" svg:y2="-556.36pt">
              <text:p/>
            </draw:line>
          </table:table-cell>
          <table:table-cell table:style-name="ce84" office:value-type="string" calcext:value-type="string">
            <text:p>CaSO<text:span text:style-name="T5">4</text:span></text:p>
          </table:table-cell>
          <table:table-cell table:style-name="ce84" office:value-type="string" calcext:value-type="string">
            <text:p>CaCl<text:span text:style-name="T5">2</text:span></text:p>
          </table:table-cell>
          <table:table-cell table:style-name="ce84" office:value-type="string" calcext:value-type="string">
            <text:p>MgSO<text:span text:style-name="T5">4</text:span></text:p>
          </table:table-cell>
          <table:table-cell table:style-name="ce47" office:value-type="string" calcext:value-type="string">
            <text:p>acid content:</text:p>
          </table:table-cell>
          <table:table-cell table:style-name="ce150" office:value-type="percentage" office:value="0.02" calcext:value-type="percentage">
            <text:p>2.0%</text:p>
            <draw:line table:end-cell-address="'EZ Water Adjustment'.I36" table:end-x="9.55pt" table:end-y="8.25pt" draw:z-index="21" draw:name="Line 49" draw:style-name="gr2" draw:text-style-name="P2" svg:x1="-419.61pt" svg:y1="-572.8pt" svg:x2="-429.93pt" svg:y2="-572.8pt">
              <text:p/>
            </draw:line>
          </table:table-cell>
          <table:table-cell table:style-name="ce131" office:value-type="string" calcext:value-type="string">
            <text:p>acid content:</text:p>
            <draw:line table:end-cell-address="'EZ Water Adjustment'.I38" table:end-x="9.52pt" table:end-y="9.72pt" draw:z-index="22" draw:name="Line 51" draw:style-name="gr3" draw:text-style-name="P2" svg:x1="-582.63pt" svg:y1="-538.44pt" svg:x2="-582.69pt" svg:y2="-572.83pt">
              <text:p/>
            </draw:line>
          </table:table-cell>
          <table:table-cell table:style-name="ce183" office:value-type="percentage" office:value="0.88" calcext:value-type="percentage">
            <text:p>88%</text:p>
          </table:table-cell>
          <table:table-cell table:style-name="ce204"/>
          <table:table-cell table:style-name="ce61"/>
          <table:table-cell table:number-columns-repeated="1012"/>
        </table:table-row>
        <table:table-row table:style-name="ro3">
          <table:table-cell table:style-name="ce1"/>
          <table:table-cell table:style-name="ce18"/>
          <table:table-cell table:style-name="ce47" office:value-type="string" calcext:value-type="string">
            <text:p>Mash Water Additions (grams):</text:p>
            <draw:line table:end-cell-address="'EZ Water Adjustment'.C37" table:end-x="15.25pt" table:end-y="9.75pt" draw:z-index="32" draw:name="Line 64" draw:style-name="gr2" draw:text-style-name="P2" svg:x1="-16.55pt" svg:y1="-586.29pt" svg:x2="-3.74pt" svg:y2="-586.29pt">
              <text:p/>
            </draw:line>
          </table:table-cell>
          <table:table-cell table:style-name="ce67" office:value-type="float" office:value="6" calcext:value-type="float">
            <text:p>6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0" calcext:value-type="float">
            <text:p>0</text:p>
          </table:table-cell>
          <table:table-cell table:style-name="ce131" office:value-type="string" calcext:value-type="string">
            <text:p>grams:</text:p>
          </table:table-cell>
          <table:table-cell table:style-name="ce151" office:value-type="float" office:value="0" calcext:value-type="float">
            <text:p>0</text:p>
          </table:table-cell>
          <table:table-cell table:style-name="ce131" office:value-type="string" calcext:value-type="string">
            <text:p>ml:</text:p>
          </table:table-cell>
          <table:table-cell table:style-name="ce67" office:value-type="float" office:value="2" calcext:value-type="float">
            <text:p>2</text:p>
          </table:table-cell>
          <table:table-cell table:style-name="ce205"/>
          <table:table-cell table:style-name="ce1" table:number-columns-repeated="1013"/>
        </table:table-row>
        <table:table-row table:style-name="ro3">
          <table:table-cell/>
          <table:table-cell table:style-name="ce17"/>
          <table:table-cell table:style-name="ce47" office:value-type="string" calcext:value-type="string">
            <text:p>Adjusting Sparge Water? (y/n):</text:p>
          </table:table-cell>
          <table:table-cell table:style-name="ce85" office:value-type="boolean" office:boolean-value="true" calcext:value-type="boolean">
            <text:p>TRUE</text:p>
            <draw:control table:end-cell-address="'EZ Water Adjustment'.D38" table:end-x="56.98pt" table:end-y="17.18pt" draw:z-index="3" draw:name="Check Box 10" draw:style-name="gr1" draw:text-style-name="P1" svg:width="25.29pt" svg:height="17.18pt" svg:x="31.75pt" svg:y="0pt" draw:control="control4"/>
          </table:table-cell>
          <table:table-cell table:style-name="ce85" office:value-type="boolean" office:boolean-value="true" calcext:value-type="boolean">
            <text:p>TRUE</text:p>
            <draw:control table:end-cell-address="'EZ Water Adjustment'.E38" table:end-x="56.95pt" table:end-y="17.18pt" draw:z-index="4" draw:name="Check Box 11" draw:style-name="gr1" draw:text-style-name="P1" svg:width="25.34pt" svg:height="17.18pt" svg:x="31.61pt" svg:y="0pt" draw:control="control5"/>
          </table:table-cell>
          <table:table-cell table:style-name="ce85" office:value-type="boolean" office:boolean-value="true" calcext:value-type="boolean">
            <text:p>TRUE</text:p>
            <draw:control table:end-cell-address="'EZ Water Adjustment'.F38" table:end-x="56.98pt" table:end-y="17.94pt" draw:z-index="5" draw:name="Check Box 12" draw:style-name="gr1" draw:text-style-name="P1" svg:width="25.34pt" svg:height="17.94pt" svg:x="31.63pt" svg:y="0pt" draw:control="control6"/>
          </table:table-cell>
          <table:table-cell table:style-name="ce132" office:value-type="string" calcext:value-type="string">
            <text:p>oz:</text:p>
          </table:table-cell>
          <table:table-cell table:style-name="ce152" table:formula="of:=[.H37]/28.34952" office:value-type="float" office:value="0" calcext:value-type="float">
            <text:p>0.0</text:p>
          </table:table-cell>
          <table:table-cell table:style-name="ce169" office:value-type="string" calcext:value-type="string">
            <text:p>Typically 2.0%. Revise if necessary.</text:p>
            <draw:line table:end-cell-address="'EZ Water Adjustment'.I38" table:end-x="17.4pt" table:end-y="9.75pt" draw:z-index="40" draw:name="Line 75" draw:style-name="gr3" draw:text-style-name="P2" svg:x1="-582.66pt" svg:y1="-604.29pt" svg:x2="-574.72pt" svg:y2="-604.29pt">
              <text:p/>
            </draw:line>
          </table:table-cell>
          <table:table-cell table:style-name="ce168"/>
          <table:table-cell table:style-name="ce204"/>
          <table:table-cell table:style-name="ce61"/>
          <table:table-cell table:number-columns-repeated="1012"/>
        </table:table-row>
        <table:table-row table:style-name="ro3">
          <table:table-cell table:style-name="ce1"/>
          <table:table-cell table:style-name="ce18">
            <draw:line table:end-cell-address="'EZ Water Adjustment'.C39" table:end-x="7.23pt" table:end-y="9.75pt" draw:z-index="29" draw:name="Line 61" draw:style-name="gr2" draw:text-style-name="P2" svg:x1="-5.53pt" svg:y1="-622.29pt" svg:x2="7.2pt" svg:y2="-622.29pt">
              <text:p/>
            </draw:line>
            <draw:line table:end-cell-address="'EZ Water Adjustment'.B40" table:end-x="3.97pt" table:end-y="9.01pt" draw:z-index="30" draw:name="Line 62" draw:style-name="gr3" draw:text-style-name="P2" svg:x1="-5.53pt" svg:y1="-605.11pt" svg:x2="-5.53pt" svg:y2="-622.29pt">
              <text:p/>
            </draw:line>
          </table:table-cell>
          <table:table-cell table:style-name="ce47" office:value-type="string" calcext:value-type="string">
            <text:p>Sparge Water Additions (grams):</text:p>
          </table:table-cell>
          <table:table-cell table:style-name="ce86" table:formula="of:=IF([.D38];[.D37]/[.$D8]*[.$E8];0)" office:value-type="float" office:value="3.96" calcext:value-type="float">
            <text:p>4.0</text:p>
          </table:table-cell>
          <table:table-cell table:style-name="ce86" table:formula="of:=IF([.E38];[.E37]/[.$D8]*[.$E8];0)" office:value-type="float" office:value="1.98" calcext:value-type="float">
            <text:p>2.0</text:p>
          </table:table-cell>
          <table:table-cell table:style-name="ce86" table:formula="of:=IF([.F38];[.F37]/[.$D8]*[.$E8];0)" office:value-type="float" office:value="0" calcext:value-type="float">
            <text:p>0.0</text:p>
          </table:table-cell>
          <table:table-cell table:style-name="ce87"/>
          <table:table-cell table:style-name="ce153" table:formula="of:=&quot;(&quot;&amp;ROUND(100*[.H37]/[.E24]/1000;1)&amp;&quot;% of total wt)&quot;" office:value-type="string" office:string-value="(0% of total wt)" calcext:value-type="string">
            <text:p>(0% of total wt)</text:p>
          </table:table-cell>
          <table:table-cell table:style-name="ce170" office:value-type="string" calcext:value-type="string">
            <text:p>Some recommend keeping this under 3%</text:p>
          </table:table-cell>
          <table:table-cell table:style-name="ce171"/>
          <table:table-cell table:style-name="ce206"/>
          <table:table-cell table:style-name="ce1" table:number-columns-repeated="1013"/>
        </table:table-row>
        <table:table-row table:style-name="ro2">
          <table:table-cell table:style-name="ce1"/>
          <table:table-cell table:style-name="ce18">
            <draw:line table:end-cell-address="'EZ Water Adjustment'.C40" table:end-x="9.64pt" table:end-y="9.01pt" draw:z-index="28" draw:name="Line 60" draw:style-name="gr3" draw:text-style-name="P2" svg:x1="-5.53pt" svg:y1="-641.03pt" svg:x2="9.61pt" svg:y2="-641.03pt">
              <text:p/>
            </draw:line>
          </table:table-cell>
          <table:table-cell table:style-name="ce48" office:value-type="string" calcext:value-type="string">
            <text:p>add to boil, or to sparge water prior to sparging, or combine with mash salts when treating all water combined prior to brewing.</text:p>
          </table:table-cell>
          <table:table-cell table:style-name="ce87" table:number-columns-repeated="4"/>
          <table:table-cell table:style-name="ce154"/>
          <table:table-cell table:style-name="ce171"/>
          <table:table-cell table:style-name="ce184"/>
          <table:table-cell table:style-name="ce207"/>
          <table:table-cell table:style-name="ce1" table:number-columns-repeated="1013"/>
        </table:table-row>
        <table:table-row table:style-name="ro2">
          <table:table-cell table:style-name="ce1"/>
          <table:table-cell table:style-name="ce19"/>
          <table:table-cell table:style-name="ce44" office:value-type="string" calcext:value-type="string">
            <text:p>Step 4b: Adjust Mash pH UP (if needed)</text:p>
          </table:table-cell>
          <table:table-cell table:style-name="ce88" table:number-columns-repeated="2"/>
          <table:table-cell table:style-name="ce88">
            <draw:line table:end-cell-address="'EZ Water Adjustment'.F42" table:end-x="41.16pt" table:end-y="5.24pt" draw:z-index="19" draw:name="Line 45" draw:style-name="gr2" draw:text-style-name="P2" svg:x1="-306.03pt" svg:y1="-657.55pt" svg:x2="-306.09pt" svg:y2="-644.83pt">
              <text:p/>
            </draw:line>
            <draw:line table:end-cell-address="'EZ Water Adjustment'.G41" table:end-x="0.88pt" table:end-y="7.48pt" draw:z-index="20" draw:name="Line 46" draw:style-name="gr3" draw:text-style-name="P2" svg:x1="-306.09pt" svg:y1="-657.55pt" svg:x2="-264.95pt" svg:y2="-657.55pt">
              <text:p/>
            </draw:line>
          </table:table-cell>
          <table:table-cell table:style-name="ce330" office:value-type="string" calcext:value-type="string" table:number-columns-spanned="5" table:number-rows-spanned="3">
            <text:p>Calculations for chalk's true affect on pH are very complex and may require an acid to fully dissolve. <text:s/>This spreadsheet uses half of chalk's full potential based on experimental data w/o acid addition. <text:s/>Results may vary.</text:p>
          </table:table-cell>
          <table:covered-table-cell table:number-columns-repeated="3" table:style-name="ce155"/>
          <table:covered-table-cell table:style-name="ce330"/>
          <table:table-cell table:style-name="ce1" table:number-columns-repeated="1013"/>
        </table:table-row>
        <table:table-row table:style-name="ro2">
          <table:table-cell table:style-name="ce1"/>
          <table:table-cell table:style-name="ce18"/>
          <table:table-cell table:style-name="ce47"/>
          <table:table-cell table:style-name="ce83" office:value-type="string" calcext:value-type="string">
            <text:p>Slaked Lime</text:p>
          </table:table-cell>
          <table:table-cell table:style-name="ce83" office:value-type="string" calcext:value-type="string">
            <text:p>Baking Soda</text:p>
          </table:table-cell>
          <table:table-cell table:style-name="ce120" office:value-type="string" calcext:value-type="string">
            <text:p>Chalk</text:p>
          </table:table-cell>
          <table:covered-table-cell table:number-columns-repeated="4" table:style-name="ce331"/>
          <table:covered-table-cell table:style-name="ce208"/>
          <table:table-cell table:style-name="ce1" table:number-columns-repeated="1013"/>
        </table:table-row>
        <table:table-row table:style-name="ro2">
          <table:table-cell table:style-name="ce1"/>
          <table:table-cell table:style-name="ce17"/>
          <table:table-cell table:style-name="ce46" office:value-type="string" calcext:value-type="string">
            <text:p>add at dough-in or prior.</text:p>
            <draw:line table:end-cell-address="'EZ Water Adjustment'.C43" table:end-x="27.13pt" table:end-y="8.99pt" draw:z-index="37" draw:name="Line 69" draw:style-name="gr3" draw:text-style-name="P2" svg:x1="-16.55pt" svg:y1="-686.04pt" svg:x2="8.14pt" svg:y2="-686.04pt">
              <text:p/>
            </draw:line>
            <draw:line table:end-cell-address="'EZ Water Adjustment'.C44" table:end-x="2.58pt" table:end-y="9.75pt" draw:z-index="39" draw:name="Line 71" draw:style-name="gr3" draw:text-style-name="P2" svg:x1="-16.55pt" svg:y1="-686.04pt" svg:x2="-16.41pt" svg:y2="-670.34pt">
              <text:p/>
            </draw:line>
          </table:table-cell>
          <table:table-cell table:style-name="ce84" office:value-type="string" calcext:value-type="string">
            <text:p>Ca(OH)<text:span text:style-name="T5">2</text:span></text:p>
          </table:table-cell>
          <table:table-cell table:style-name="ce84" office:value-type="string" calcext:value-type="string">
            <text:p>NaHCO<text:span text:style-name="T5">3</text:span></text:p>
          </table:table-cell>
          <table:table-cell table:style-name="ce121" office:value-type="string" calcext:value-type="string">
            <text:p>CaCO<text:span text:style-name="T7">3</text:span></text:p>
          </table:table-cell>
          <table:covered-table-cell table:number-columns-repeated="4" table:style-name="ce331"/>
          <table:covered-table-cell table:style-name="ce208"/>
          <table:table-cell table:style-name="ce1" table:number-columns-repeated="1013"/>
        </table:table-row>
        <table:table-row table:style-name="ro3">
          <table:table-cell table:style-name="ce1"/>
          <table:table-cell table:style-name="ce18"/>
          <table:table-cell table:style-name="ce47" office:value-type="string" calcext:value-type="string">
            <text:p>Mash Water Additions (grams):</text:p>
            <draw:line table:end-cell-address="'EZ Water Adjustment'.C44" table:end-x="15.25pt" table:end-y="9.75pt" draw:z-index="38" draw:name="Line 70" draw:style-name="gr2" draw:text-style-name="P2" svg:x1="-16.55pt" svg:y1="-700.27pt" svg:x2="-3.74pt" svg:y2="-700.27pt">
              <text:p/>
            </draw:line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135" table:number-columns-repeated="3"/>
          <table:table-cell table:style-name="ce87"/>
          <table:table-cell table:style-name="ce205"/>
          <table:table-cell table:style-name="ce1" table:number-columns-repeated="1013"/>
        </table:table-row>
        <table:table-row table:style-name="ro3">
          <table:table-cell table:style-name="ce1"/>
          <table:table-cell table:style-name="ce17"/>
          <table:table-cell table:style-name="ce47" office:value-type="string" calcext:value-type="string">
            <text:p>Adjusting Sparge Water? (y/n):</text:p>
          </table:table-cell>
          <table:table-cell table:style-name="ce85" office:value-type="boolean" office:boolean-value="true" calcext:value-type="boolean">
            <text:p>TRUE</text:p>
            <draw:control table:end-cell-address="'EZ Water Adjustment'.D45" table:end-x="56.98pt" table:end-y="17.94pt" draw:z-index="17" draw:name="Check Box 33" draw:style-name="gr1" draw:text-style-name="P1" svg:width="25.29pt" svg:height="17.89pt" svg:x="31.75pt" svg:y="0.11pt" draw:control="control16"/>
          </table:table-cell>
          <table:table-cell table:style-name="ce85" table:formula="of:=TRUE()" office:value-type="boolean" office:boolean-value="true" calcext:value-type="boolean">
            <text:p>TRUE</text:p>
            <draw:control table:end-cell-address="'EZ Water Adjustment'.E45" table:end-x="56.95pt" table:end-y="17.94pt" draw:z-index="6" draw:name="Check Box 13" draw:style-name="gr1" draw:text-style-name="P1" svg:width="25.34pt" svg:height="17.89pt" svg:x="31.61pt" svg:y="0.11pt" draw:control="control7"/>
          </table:table-cell>
          <table:table-cell table:style-name="ce85" table:formula="of:=TRUE()" office:value-type="boolean" office:boolean-value="true" calcext:value-type="boolean">
            <text:p>TRUE</text:p>
            <draw:control table:end-cell-address="'EZ Water Adjustment'.F45" table:end-x="56.98pt" table:end-y="17.94pt" draw:z-index="2" draw:name="Check Box 9" draw:style-name="gr1" draw:text-style-name="P1" svg:width="25.34pt" svg:height="17.89pt" svg:x="31.63pt" svg:y="0.11pt" draw:control="control3"/>
          </table:table-cell>
          <table:table-cell table:style-name="ce135" table:number-columns-repeated="3"/>
          <table:table-cell table:style-name="ce87"/>
          <table:table-cell table:style-name="ce205"/>
          <table:table-cell table:style-name="ce1" table:number-columns-repeated="1013"/>
        </table:table-row>
        <table:table-row table:style-name="ro3">
          <table:table-cell table:style-name="ce1"/>
          <table:table-cell table:style-name="ce18">
            <draw:line table:end-cell-address="'EZ Water Adjustment'.C46" table:end-x="7.23pt" table:end-y="9.75pt" draw:z-index="35" draw:name="Line 67" draw:style-name="gr2" draw:text-style-name="P2" svg:x1="-5.53pt" svg:y1="-736.27pt" svg:x2="7.2pt" svg:y2="-736.27pt">
              <text:p/>
            </draw:line>
            <draw:line table:end-cell-address="'EZ Water Adjustment'.B47" table:end-x="3.97pt" table:end-y="8.99pt" draw:z-index="36" draw:name="Line 68" draw:style-name="gr3" draw:text-style-name="P2" svg:x1="-5.53pt" svg:y1="-719.09pt" svg:x2="-5.53pt" svg:y2="-736.27pt">
              <text:p/>
            </draw:line>
          </table:table-cell>
          <table:table-cell table:style-name="ce47" office:value-type="string" calcext:value-type="string">
            <text:p>Sparge Water Additions (grams):</text:p>
          </table:table-cell>
          <table:table-cell table:style-name="ce86" table:formula="of:=IF([.D45];[.D44]/[.$D8]*[.$E8];0)" office:value-type="float" office:value="0" calcext:value-type="float">
            <text:p>0.0</text:p>
          </table:table-cell>
          <table:table-cell table:style-name="ce86" table:formula="of:=IF([.E45];[.E44]/[.$D8]*[.$E8];0)" office:value-type="float" office:value="0" calcext:value-type="float">
            <text:p>0.0</text:p>
          </table:table-cell>
          <table:table-cell table:style-name="ce86" table:formula="of:=IF([.F45];[.F44]/[.$D8]*[.$E8];0)" office:value-type="float" office:value="0" calcext:value-type="float">
            <text:p>0.0</text:p>
          </table:table-cell>
          <table:table-cell table:style-name="ce87"/>
          <table:table-cell table:style-name="ce84" table:number-columns-repeated="2"/>
          <table:table-cell table:style-name="ce87"/>
          <table:table-cell table:style-name="ce205"/>
          <table:table-cell table:style-name="ce1" table:number-columns-repeated="1013"/>
        </table:table-row>
        <table:table-row table:style-name="ro2">
          <table:table-cell/>
          <table:table-cell table:style-name="ce18">
            <draw:line table:end-cell-address="'EZ Water Adjustment'.C47" table:end-x="9.64pt" table:end-y="8.99pt" draw:z-index="34" draw:name="Line 66" draw:style-name="gr3" draw:text-style-name="P2" svg:x1="-5.53pt" svg:y1="-755.04pt" svg:x2="9.61pt" svg:y2="-755.04pt">
              <text:p/>
            </draw:line>
          </table:table-cell>
          <table:table-cell table:style-name="ce48" office:value-type="string" calcext:value-type="string">
            <text:p>add to boil, or to sparge water prior to sparging, or combine with mash salts when treating all water combined prior to brewing.</text:p>
          </table:table-cell>
          <table:table-cell table:style-name="ce89" table:number-columns-repeated="2"/>
          <table:table-cell table:style-name="ce122"/>
          <table:table-cell table:style-name="ce136"/>
          <table:table-cell table:style-name="ce89"/>
          <table:table-cell table:style-name="ce122" table:number-columns-repeated="2"/>
          <table:table-cell table:style-name="ce209"/>
          <table:table-cell table:style-name="ce61"/>
          <table:table-cell table:number-columns-repeated="1012"/>
        </table:table-row>
        <table:table-row table:style-name="ro2">
          <table:table-cell/>
          <table:table-cell table:style-name="ce6"/>
          <table:table-cell table:style-name="ce24" office:value-type="string" calcext:value-type="string">
            <text:p>Step 5: View Resulting Water Profile</text:p>
          </table:table-cell>
          <table:table-cell table:style-name="ce63" table:number-columns-repeated="7"/>
          <table:table-cell table:style-name="ce210"/>
          <table:table-cell table:style-name="ce61"/>
          <table:table-cell table:number-columns-repeated="1012"/>
        </table:table-row>
        <table:table-row table:style-name="ro2">
          <table:table-cell/>
          <table:table-cell table:style-name="ce7"/>
          <table:table-cell table:style-name="ce25"/>
          <table:table-cell table:style-name="ce261" office:value-type="string" calcext:value-type="string">
            <text:p>Calcium</text:p>
          </table:table-cell>
          <table:table-cell table:style-name="ce261" office:value-type="string" calcext:value-type="string">
            <text:p>Magnesium</text:p>
          </table:table-cell>
          <table:table-cell table:style-name="ce261" office:value-type="string" calcext:value-type="string">
            <text:p>Sodium</text:p>
          </table:table-cell>
          <table:table-cell table:style-name="ce261" office:value-type="string" calcext:value-type="string">
            <text:p>Chloride</text:p>
          </table:table-cell>
          <table:table-cell table:style-name="ce261" office:value-type="string" calcext:value-type="string">
            <text:p>Sulfate</text:p>
          </table:table-cell>
          <table:table-cell table:style-name="ce261" office:value-type="string" calcext:value-type="string" table:number-columns-spanned="2" table:number-rows-spanned="1">
            <text:p>Chloride / Sulfate</text:p>
          </table:table-cell>
          <table:covered-table-cell table:style-name="ce261"/>
          <table:table-cell table:style-name="ce211"/>
          <table:table-cell table:style-name="ce61"/>
          <table:table-cell table:number-columns-repeated="1012"/>
        </table:table-row>
        <table:table-row table:style-name="ro2">
          <table:table-cell table:style-name="ce2"/>
          <table:table-cell table:style-name="ce20"/>
          <table:table-cell table:style-name="ce49"/>
          <table:table-cell table:style-name="ce65" office:value-type="string" calcext:value-type="string">
            <text:p>(Ca ppm)</text:p>
          </table:table-cell>
          <table:table-cell table:style-name="ce65" office:value-type="string" calcext:value-type="string">
            <text:p>(Mg ppm)</text:p>
          </table:table-cell>
          <table:table-cell table:style-name="ce65" office:value-type="string" calcext:value-type="string">
            <text:p>(Na ppm)</text:p>
          </table:table-cell>
          <table:table-cell table:style-name="ce65" office:value-type="string" calcext:value-type="string">
            <text:p>(Cl ppm)</text:p>
          </table:table-cell>
          <table:table-cell table:style-name="ce65" office:value-type="string" calcext:value-type="string">
            <text:p>(SO<text:span text:style-name="T5">4</text:span><text:span text:style-name="T6"> ppm)</text:span></text:p>
          </table:table-cell>
          <table:table-cell table:style-name="ce369" office:value-type="string" calcext:value-type="string" table:number-columns-spanned="2" table:number-rows-spanned="1">
            <text:p>Ratio</text:p>
          </table:table-cell>
          <table:covered-table-cell table:style-name="ce369"/>
          <table:table-cell table:style-name="ce212"/>
          <table:table-cell table:style-name="ce214"/>
          <table:table-cell table:style-name="ce1"/>
          <table:table-cell table:style-name="ce2" table:number-columns-repeated="1011"/>
        </table:table-row>
        <table:table-row table:style-name="ro3">
          <table:table-cell table:style-name="ce1"/>
          <table:table-cell table:style-name="ce8"/>
          <table:table-cell table:style-name="ce29" office:value-type="string" calcext:value-type="string">
            <text:p>Mash Water Profile:</text:p>
          </table:table-cell>
          <table:table-cell table:style-name="ce90" table:formula="of:=(1-[.D$10])*[.D$5]+([.F$44]*105.89+[.D$37]*60+[.E$37]*72+[.D$44]*143)/[.D$9]" office:value-type="float" office:value="111.6388656" calcext:value-type="float">
            <text:p>112</text:p>
          </table:table-cell>
          <table:table-cell table:style-name="ce90" table:formula="of:=(1-[.D$10])*[.E$5]+[.F$37]*24.6/[.D$9]" office:value-type="float" office:value="2.311" calcext:value-type="float">
            <text:p>2</text:p>
          </table:table-cell>
          <table:table-cell table:style-name="ce90" table:formula="of:=(1-[.D$10])*[.F$5]+[.E$44]*72.3/[.D$9]" office:value-type="float" office:value="2.746" calcext:value-type="float">
            <text:p>3</text:p>
          </table:table-cell>
          <table:table-cell table:style-name="ce90" table:formula="of:=(1-[.D$10])*[.G$5]+[.E$37]*127.47/[.D$9]" office:value-type="float" office:value="74.6589701460001" calcext:value-type="float">
            <text:p>75</text:p>
          </table:table-cell>
          <table:table-cell table:style-name="ce90" table:formula="of:=(1-[.D$10])*[.H$5]+([.D$37]*147.4+[.F$37]*103)/[.D$9]" office:value-type="float" office:value="168.13091864" calcext:value-type="float">
            <text:p>168</text:p>
          </table:table-cell>
          <table:table-cell table:style-name="ce173" table:formula="of:=[.G51]/[.H51]" office:value-type="float" office:value="0.444052591575134" calcext:value-type="float" table:number-columns-spanned="2" table:number-rows-spanned="1">
            <text:p>0.44</text:p>
          </table:table-cell>
          <table:covered-table-cell table:style-name="ce185"/>
          <table:table-cell table:style-name="ce191"/>
          <table:table-cell table:style-name="ce1" table:number-columns-repeated="1013"/>
        </table:table-row>
        <table:table-row table:style-name="ro3">
          <table:table-cell table:style-name="ce1"/>
          <table:table-cell table:style-name="ce8"/>
          <table:table-cell table:style-name="ce29" office:value-type="string" calcext:value-type="string">
            <text:p>Mash + Sparge Water Profile:</text:p>
          </table:table-cell>
          <table:table-cell table:style-name="ce91" table:formula="of:=IF([.E8]=0;[.D51];(1-((([.D$10]*[.D$9])+([.E$10]*[.E$9]))/([.D$9]+[.E$9])))*[.D$5]+(([.F$44]+[.F$46])*105.89+([.D$37]+[.D$39])*60+([.E$37]+[.E$39])*72+([.D$44]+[.D$46])*143)/([.D$9]+[.E$9]))" office:value-type="float" office:value="111.6388656" calcext:value-type="float">
            <text:p>112</text:p>
          </table:table-cell>
          <table:table-cell table:style-name="ce91" table:formula="of:=IF([.E8]=0;[.E51];(1-((([.D$10]*[.D$9])+([.E$10]*[.E$9]))/([.D$9]+[.E$9])))*[.E$5]+([.F$37]+[.F$39])*24.6/([.D$9]+[.E$9]))" office:value-type="float" office:value="2.311" calcext:value-type="float">
            <text:p>2</text:p>
          </table:table-cell>
          <table:table-cell table:style-name="ce91" table:formula="of:=IF([.E8]=0;[.F51];(1-((([.D$10]*[.D$9])+([.E$10]*[.E$9]))/([.D$9]+[.E$9])))*[.F$5]+([.E$44]+[.E$46])*72.3/([.D$9]+[.E$9]))" office:value-type="float" office:value="2.746" calcext:value-type="float">
            <text:p>3</text:p>
          </table:table-cell>
          <table:table-cell table:style-name="ce91" table:formula="of:=IF([.E8]=0;[.G51];(1-((([.D$10]*[.D$9])+([.E$10]*[.E$9]))/([.D$9]+[.E$9])))*[.G$5]+([.E$37]+[.E$39])*127.47/([.D$9]+[.E$9]))" office:value-type="float" office:value="74.658970146" calcext:value-type="float">
            <text:p>75</text:p>
          </table:table-cell>
          <table:table-cell table:style-name="ce91" table:formula="of:=IF([.E8]=0;[.H51];(1-((([.D$10]*[.D$9])+([.E$10]*[.E$9]))/([.D$9]+[.E$9])))*[.H$5]+(([.D$37]+[.D$39])*147.4+([.F$37]+[.F$39])*103)/([.D$9]+[.E$9]))" office:value-type="float" office:value="168.13091864" calcext:value-type="float">
            <text:p>168</text:p>
          </table:table-cell>
          <table:table-cell table:style-name="ce174" table:formula="of:=[.G52]/[.H52]" office:value-type="float" office:value="0.444052591575134" calcext:value-type="float" table:number-columns-spanned="2" table:number-rows-spanned="1">
            <text:p>0.44</text:p>
          </table:table-cell>
          <table:covered-table-cell table:style-name="ce186"/>
          <table:table-cell table:style-name="ce191"/>
          <table:table-cell table:style-name="ce1"/>
          <table:table-cell table:style-name="ce61"/>
          <table:table-cell table:style-name="ce1" table:number-columns-repeated="1011"/>
        </table:table-row>
        <table:table-row table:style-name="ro3">
          <table:table-cell/>
          <table:table-cell table:style-name="ce7"/>
          <table:table-cell table:style-name="ce50" office:value-type="string" calcext:value-type="string">
            <text:p>Palmer's Recommended Ranges<text:span text:style-name="T3">:</text:span></text:p>
            <draw:line table:end-cell-address="'EZ Water Adjustment'.C54" table:end-x="79.88pt" table:end-y="7.51pt" draw:z-index="24" draw:name="Line 53" draw:style-name="gr2" draw:text-style-name="P2" svg:x1="60.89pt" svg:y1="-834.6pt" svg:x2="60.75pt" svg:y2="-845.09pt">
              <text:p/>
            </draw:line>
          </table:table-cell>
          <table:table-cell table:style-name="ce92" office:value-type="string" calcext:value-type="string">
            <text:p>50 - 150</text:p>
          </table:table-cell>
          <table:table-cell table:style-name="ce108" office:value-type="string" calcext:value-type="string">
            <text:p>10 - 30</text:p>
          </table:table-cell>
          <table:table-cell table:style-name="ce123" office:value-type="string" calcext:value-type="string">
            <text:p>0 - 150</text:p>
          </table:table-cell>
          <table:table-cell table:style-name="ce137" office:value-type="string" calcext:value-type="string">
            <text:p>0 - 250</text:p>
          </table:table-cell>
          <table:table-cell table:style-name="ce156" office:value-type="string" calcext:value-type="string">
            <text:p>50 - 350</text:p>
          </table:table-cell>
          <table:table-cell table:style-name="ce175" table:formula="of:=IF([.I52]&lt;0.77;&quot;Below .77, May enhance bitterness&quot;;IF([.I52]&lt;1.3;&quot;.77 to 1.3 = Balanced&quot;;&quot;Above 1.3 may enhance maltiness&quot;))" office:value-type="string" office:string-value="Below .77, May enhance bitterness" calcext:value-type="string" table:number-columns-spanned="2" table:number-rows-spanned="1">
            <text:p>Below .77, May enhance bitterness</text:p>
          </table:table-cell>
          <table:covered-table-cell table:style-name="ce187"/>
          <table:table-cell table:style-name="ce211"/>
          <table:table-cell table:style-name="ce61"/>
          <table:table-cell table:number-columns-repeated="1012"/>
        </table:table-row>
        <table:table-row table:style-name="ro2">
          <table:table-cell/>
          <table:table-cell table:style-name="ce7"/>
          <table:table-cell table:style-name="ce248" office:value-type="string" calcext:value-type="string" table:number-columns-spanned="9" table:number-rows-spanned="1">
            <text:p>There are varying opinions on these ranges. Consider doing your own research and/or experimentation to determine what's best for you.</text:p>
            <draw:line table:end-cell-address="'EZ Water Adjustment'.C54" table:end-x="94.2pt" table:end-y="7.51pt" draw:z-index="25" draw:name="Line 54" draw:style-name="gr3" draw:text-style-name="P2" svg:x1="60.77pt" svg:y1="-870.52pt" svg:x2="75.2pt" svg:y2="-870.52pt">
              <text:p/>
            </draw:line>
          </table:table-cell>
          <table:covered-table-cell table:number-columns-repeated="7" table:style-name="ce93"/>
          <table:covered-table-cell table:style-name="ce248"/>
          <table:table-cell table:style-name="ce61"/>
          <table:table-cell table:style-name="ce1"/>
          <table:table-cell table:style-name="ce214"/>
          <table:table-cell table:number-columns-repeated="1010"/>
        </table:table-row>
        <table:table-row table:style-name="ro2">
          <table:table-cell/>
          <table:table-cell table:style-name="ce21"/>
          <table:table-cell table:style-name="ce52" table:number-columns-spanned="9" table:number-rows-spanned="1"/>
          <table:covered-table-cell table:number-columns-repeated="5" table:style-name="ce94"/>
          <table:covered-table-cell table:number-columns-repeated="2" table:style-name="ce176"/>
          <table:covered-table-cell table:style-name="ce213"/>
          <table:table-cell table:number-columns-repeated="1013"/>
        </table:table-row>
        <table:table-row table:style-name="ro2">
          <table:table-cell table:style-name="ce3"/>
          <table:table-cell table:style-name="ce22"/>
          <table:table-cell table:style-name="ce53">
            <draw:frame table:end-cell-address="'EZ Water Adjustment'.C59" table:end-x="93.97pt" table:end-y="12.84pt" draw:z-index="41" draw:name="Picture 78" draw:style-name="gr5" draw:text-style-name="P4" svg:width="93.94pt" svg:height="48.05pt" svg:x="0.03pt" svg:y="9.81pt">
              <draw:object-ole draw:class-id="00000000-0000-0000-0000-000000000000" xlink:href="./Object 1" xlink:type="simple" xlink:show="embed" xlink:actuate="onLoad">
                <loext:p/>
              </draw:object-ole>
              <draw:image xlink:href="./ObjectReplacements/Object 1" xlink:type="simple" xlink:show="embed" xlink:actuate="onLoad"/>
            </draw:frame>
          </table:table-cell>
          <table:table-cell table:style-name="ce53" table:number-columns-repeated="5"/>
          <table:table-cell table:style-name="ce177" table:number-columns-repeated="3"/>
          <table:table-cell table:number-columns-repeated="1013"/>
        </table:table-row>
        <table:table-row table:style-name="ro2">
          <table:table-cell table:style-name="ce3"/>
          <table:table-cell table:style-name="ce22"/>
          <table:table-cell table:style-name="ce53"/>
          <table:table-cell/>
          <table:table-cell table:style-name="ce95"/>
          <table:table-cell table:style-name="ce53" table:number-columns-repeated="3"/>
          <table:table-cell table:style-name="ce177" table:number-columns-repeated="3"/>
          <table:table-cell table:number-columns-repeated="1013"/>
        </table:table-row>
        <table:table-row table:style-name="ro2" table:number-rows-repeated="2">
          <table:table-cell table:style-name="ce3"/>
          <table:table-cell table:style-name="ce22"/>
          <table:table-cell table:style-name="ce53"/>
          <table:table-cell table:style-name="ce95" table:number-columns-repeated="2"/>
          <table:table-cell table:style-name="ce53" table:number-columns-repeated="3"/>
          <table:table-cell table:style-name="ce177" table:number-columns-repeated="3"/>
          <table:table-cell table:number-columns-repeated="1013"/>
        </table:table-row>
        <table:table-row table:style-name="ro2">
          <table:table-cell table:style-name="ce3"/>
          <table:table-cell table:style-name="ce22"/>
          <table:table-cell table:style-name="ce54" office:value-type="string" calcext:value-type="string">
            <text:p>By <text:a xlink:href="http://www.ezwatercalculator.com/donate_redirect.html" xlink:type="simple">donating</text:a> $5 or more you will be notified of any spreadsheet updates by email (unless of course you indicate not to be).</text:p>
          </table:table-cell>
          <table:table-cell table:style-name="ce95" table:number-columns-repeated="2"/>
          <table:table-cell table:style-name="ce53" table:number-columns-repeated="3"/>
          <table:table-cell table:style-name="ce177" table:number-columns-repeated="3"/>
          <table:table-cell table:style-name="ce138"/>
          <table:table-cell table:style-name="ce5" table:number-columns-repeated="1012"/>
        </table:table-row>
        <table:table-row table:style-name="ro6">
          <table:table-cell table:style-name="ce4" table:number-columns-repeated="2"/>
          <table:table-cell table:style-name="ce55" office:value-type="string" calcext:value-type="string" table:number-columns-spanned="8" table:number-rows-spanned="1">
            <text:p>References:</text:p>
          </table:table-cell>
          <table:covered-table-cell table:number-columns-repeated="7" table:style-name="ce96"/>
          <table:table-cell table:style-name="ce4"/>
          <table:table-cell table:number-columns-repeated="1013"/>
        </table:table-row>
        <table:table-row table:style-name="ro7">
          <table:table-cell table:number-columns-repeated="2"/>
          <table:table-cell table:style-name="ce56" office:value-type="string" calcext:value-type="string" table:number-columns-spanned="9" table:number-rows-spanned="1">
            <text:p>Portions of the Alkalinity, RA, and pH calculations are based on information and experiments from:</text:p>
          </table:table-cell>
          <table:covered-table-cell table:number-columns-repeated="8" table:style-name="ce97"/>
          <table:table-cell table:number-columns-repeated="1013"/>
        </table:table-row>
        <table:table-row table:style-name="ro7">
          <table:table-cell table:number-columns-repeated="2"/>
          <table:table-cell table:style-name="ce254" office:value-type="string" calcext:value-type="string" table:number-columns-spanned="9" table:number-rows-spanned="1">
            <text:p><text:span text:style-name="T4"><text:a xlink:href="http://braukaiser.com/documents/effect_of_water_and_grist_on_mash_pH.pdf" xlink:type="simple">Kai Troester, "The effect of brewing water and grist composition on the pH of the mash"  2009</text:a></text:span></text:p>
          </table:table-cell>
          <table:covered-table-cell table:number-columns-repeated="8" table:style-name="ce254"/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58" office:value-type="string" calcext:value-type="string">
            <text:p>Recommended mineral ranges are from:</text:p>
          </table:table-cell>
          <table:table-cell table:style-name="ce98" table:number-columns-repeated="3"/>
          <table:table-cell table:style-name="ce138" table:number-columns-repeated="5"/>
          <table:table-cell table:number-columns-repeated="1013"/>
        </table:table-row>
        <table:table-row table:style-name="ro9">
          <table:table-cell table:number-columns-repeated="2"/>
          <table:table-cell table:style-name="ce59" office:value-type="string" calcext:value-type="string" table:number-columns-spanned="8" table:number-rows-spanned="1">
            <text:p><text:span text:style-name="T4"><text:a xlink:href="http://www.howtobrew.com/section3/chapter15-1.html" xlink:type="simple">John Palmer, "How to Brew"</text:a></text:span></text:p>
          </table:table-cell>
          <table:covered-table-cell table:number-columns-repeated="7" table:style-name="ce296"/>
          <table:table-cell table:number-columns-repeated="1014"/>
        </table:table-row>
        <table:table-row table:style-name="ro8">
          <table:table-cell table:number-columns-repeated="2"/>
          <table:table-cell table:style-name="ce60" office:value-type="string" calcext:value-type="string">
            <text:p>Recommended Cl to SO4 ratio ranges are from:</text:p>
          </table:table-cell>
          <table:table-cell table:style-name="ce296" table:number-columns-repeated="7"/>
          <table:table-cell table:number-columns-repeated="1014"/>
        </table:table-row>
        <table:table-row table:style-name="ro9">
          <table:table-cell table:number-columns-repeated="2"/>
          <table:table-cell table:style-name="ce59" office:value-type="string" calcext:value-type="string" table:number-columns-spanned="8" table:number-rows-spanned="1">
            <text:p><text:span text:style-name="T4"><text:a xlink:href="http://howtobrew.com/section3/Palmers_Mash_RA_ver2e.xls" xlink:type="simple">John Palmer's RA spreadsheet</text:a></text:span></text:p>
          </table:table-cell>
          <table:covered-table-cell table:number-columns-repeated="7" table:style-name="ce296"/>
          <table:table-cell table:number-columns-repeated="1014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2" office:value-type="string" calcext:value-type="string">
            <text:p><text:span text:style-name="T4"><text:a xlink:href="http://iam.homebrewtalk.com/-TH-" xlink:type="simple">Created by: TH</text:a></text:span></text:p>
          </table:table-cell>
          <table:table-cell table:number-columns-repeated="1021"/>
        </table:table-row>
        <table:table-row table:style-name="ro10">
          <table:table-cell table:number-columns-repeated="2"/>
          <table:table-cell table:style-name="ce60" office:value-type="string" calcext:value-type="string">
            <text:p>Version 3.0.2 (02-22-12)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62" office:value-type="string" calcext:value-type="string">
            <text:p><text:span text:style-name="T4"><text:a xlink:href="http://www.ezwatercalculator.com/" xlink:type="simple">Check for Updates</text:a></text:span></text:p>
          </table:table-cell>
          <table:table-cell table:number-columns-repeated="1021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Z Water Adjustment'.E53:'EZ Water Adjustment'.E53">
            <calcext:condition calcext:apply-style-name="Excel_CondFormat_1_2_1" calcext:value="formula-is(OR(['EZ Water Adjustment'.E$52]&lt;9.5;['EZ Water Adjustment'.E$52]&gt;30.5))" calcext:base-cell-address="'EZ Water Adjustment'.E53"/>
          </calcext:conditional-format>
          <calcext:conditional-format calcext:target-range-address="'EZ Water Adjustment'.F15:'EZ Water Adjustment'.F23">
            <calcext:condition calcext:apply-style-name="Excel_CondFormat_1_6_1" calcext:value="formula-is(AND(['EZ Water Adjustment'.$D15]=10))" calcext:base-cell-address="'EZ Water Adjustment'.F15"/>
          </calcext:conditional-format>
          <calcext:conditional-format calcext:target-range-address="'EZ Water Adjustment'.F53:'EZ Water Adjustment'.F53">
            <calcext:condition calcext:apply-style-name="Excel_CondFormat_1_3_1" calcext:value="formula-is(OR(['EZ Water Adjustment'.F$52]&lt;0;['EZ Water Adjustment'.F$52]&gt;150.5))" calcext:base-cell-address="'EZ Water Adjustment'.F53"/>
          </calcext:conditional-format>
          <calcext:conditional-format calcext:target-range-address="'EZ Water Adjustment'.G32:'EZ Water Adjustment'.G32">
            <calcext:condition calcext:apply-style-name="Excel_CondFormat_1_7_1" calcext:value="formula-is(OR(['EZ Water Adjustment'.F$32]&lt;5.4;['EZ Water Adjustment'.F$32]&gt;5.6))" calcext:base-cell-address="'EZ Water Adjustment'.G32"/>
          </calcext:conditional-format>
          <calcext:conditional-format calcext:target-range-address="'EZ Water Adjustment'.G53:'EZ Water Adjustment'.G53">
            <calcext:condition calcext:apply-style-name="Excel_CondFormat_1_4_1" calcext:value="formula-is(OR(['EZ Water Adjustment'.G$52]&lt;0;['EZ Water Adjustment'.G$52]&gt;250.5))" calcext:base-cell-address="'EZ Water Adjustment'.G53"/>
          </calcext:conditional-format>
          <calcext:conditional-format calcext:target-range-address="'EZ Water Adjustment'.H53:'EZ Water Adjustment'.H53">
            <calcext:condition calcext:apply-style-name="Excel_CondFormat_1_5_1" calcext:value="formula-is(OR(['EZ Water Adjustment'.H$52]&lt;49.5;['EZ Water Adjustment'.H$52]&gt;350.5))" calcext:base-cell-address="'EZ Water Adjustment'.H53"/>
          </calcext:conditional-format>
          <calcext:conditional-format calcext:target-range-address="'EZ Water Adjustment'.D53:'EZ Water Adjustment'.D53">
            <calcext:condition calcext:apply-style-name="Excel_CondFormat_1_1_1" calcext:value="formula-is(OR(['EZ Water Adjustment'.D$52]&lt;49.5;['EZ Water Adjustment'.D$52]&gt;150.5))" calcext:base-cell-address="'EZ Water Adjustment'.D53"/>
          </calcext:conditional-format>
        </calcext:conditional-formats>
      </table:table>
      <table:table table:name="Raw Text Format" table:style-name="ta2" table:print="false">
        <table:table-column table:style-name="co9" table:default-cell-style-name="Default"/>
        <table:table-column table:style-name="co10" table:number-columns-repeated="3" table:default-cell-style-name="ce61"/>
        <table:table-column table:style-name="co11" table:default-cell-style-name="Default"/>
        <table:table-column table:style-name="co7" table:number-columns-repeated="1019" table:default-cell-style-name="Default"/>
        <table:table-row table:style-name="ro8">
          <table:table-cell office:value-type="string" calcext:value-type="string">
            <text:p>This page can be used for copying and pasting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Starting Water (ppm)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:</text:p>
          </table:table-cell>
          <table:table-cell table:formula="of:=[$'EZ Water Adjustment'.D5]" office:value-type="float" office:value="2.619" calcext:value-type="float">
            <text:p>2.619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g:</text:p>
          </table:table-cell>
          <table:table-cell table:formula="of:=[$'EZ Water Adjustment'.E5]" office:value-type="float" office:value="2.311" calcext:value-type="float">
            <text:p>2.311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:</text:p>
          </table:table-cell>
          <table:table-cell table:formula="of:=[$'EZ Water Adjustment'.F5]" office:value-type="float" office:value="2.746" calcext:value-type="float">
            <text:p>2.746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l:</text:p>
          </table:table-cell>
          <table:table-cell table:formula="of:=[$'EZ Water Adjustment'.G5]" office:value-type="float" office:value="2.28" calcext:value-type="float">
            <text:p>2.28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O4:</text:p>
          </table:table-cell>
          <table:table-cell table:formula="of:=[$'EZ Water Adjustment'.H5]" office:value-type="float" office:value="0.74" calcext:value-type="float">
            <text:p>0.74</text:p>
          </table:table-cell>
          <table:table-cell table:number-columns-repeated="1022"/>
        </table:table-row>
        <table:table-row table:style-name="ro8">
          <table:table-cell table:formula="of:=IF([$'EZ Water Adjustment'.K3]=2;&quot;CaCO3:&quot;;&quot;HCO3:&quot;)" office:value-type="string" office:string-value="HCO3:" calcext:value-type="string">
            <text:p>HCO3:</text:p>
          </table:table-cell>
          <table:table-cell table:formula="of:=[$'EZ Water Adjustment'.I5]" office:value-type="float" office:value="22.16" calcext:value-type="float">
            <text:p>22.16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Mash / Sparge Vol (gal):</text:p>
          </table:table-cell>
          <table:table-cell table:formula="of:=[$'EZ Water Adjustment'.D8]" office:value-type="float" office:value="20" calcext:value-type="float">
            <text:p>20</text:p>
          </table:table-cell>
          <table:table-cell office:value-type="string" calcext:value-type="string">
            <text:p>/</text:p>
          </table:table-cell>
          <table:table-cell table:formula="of:=[$'EZ Water Adjustment'.E8]" office:value-type="float" office:value="13.2" calcext:value-type="float">
            <text:p>13.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O or distilled %:</text:p>
          </table:table-cell>
          <table:table-cell table:style-name="ce215" table:formula="of:=[$'EZ Water Adjustment'.D10]" office:value-type="percentage" office:value="0" calcext:value-type="percentage">
            <text:p>0%</text:p>
          </table:table-cell>
          <table:table-cell office:value-type="string" calcext:value-type="string">
            <text:p>/</text:p>
          </table:table-cell>
          <table:table-cell table:style-name="ce215" table:formula="of:=[$'EZ Water Adjustment'.E10]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/>
          <table:table-cell table:style-name="ce215"/>
          <table:table-cell/>
          <table:table-cell table:style-name="ce215"/>
          <table:table-cell table:number-columns-repeated="1020"/>
        </table:table-row>
        <table:table-row table:style-name="ro8">
          <table:table-cell office:value-type="string" calcext:value-type="string">
            <text:p>Total Grain (lb):</text:p>
          </table:table-cell>
          <table:table-cell table:style-name="ce216" table:formula="of:=[$'EZ Water Adjustment'.E24]" office:value-type="float" office:value="6.6" calcext:value-type="float">
            <text:p>6.6</text:p>
          </table:table-cell>
          <table:table-cell/>
          <table:table-cell table:style-name="ce215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Adjustments (grams) Mash / Boil Kettle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SO4:</text:p>
          </table:table-cell>
          <table:table-cell table:formula="of:=[$'EZ Water Adjustment'.D37]" office:value-type="float" office:value="6" calcext:value-type="float">
            <text:p>6</text:p>
          </table:table-cell>
          <table:table-cell office:value-type="string" calcext:value-type="string">
            <text:p>/</text:p>
          </table:table-cell>
          <table:table-cell table:style-name="ce216" table:formula="of:=[$'EZ Water Adjustment'.D39]" office:value-type="float" office:value="3.96" calcext:value-type="float">
            <text:p>4.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Cl2:</text:p>
          </table:table-cell>
          <table:table-cell table:formula="of:=[$'EZ Water Adjustment'.E37]" office:value-type="float" office:value="3" calcext:value-type="float">
            <text:p>3</text:p>
          </table:table-cell>
          <table:table-cell office:value-type="string" calcext:value-type="string">
            <text:p>/</text:p>
          </table:table-cell>
          <table:table-cell table:style-name="ce216" table:formula="of:=[$'EZ Water Adjustment'.E39]" office:value-type="float" office:value="1.98" calcext:value-type="float">
            <text:p>2.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gSO4:</text:p>
          </table:table-cell>
          <table:table-cell table:formula="of:=[$'EZ Water Adjustment'.F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style-name="ce216" table:formula="of:=[$'EZ Water Adjustment'.F39]" office:value-type="float" office:value="0" calcext:value-type="float">
            <text:p>0.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HCO3:</text:p>
          </table:table-cell>
          <table:table-cell table:formula="of:=[$'EZ Water Adjustment'.E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style-name="ce216" table:formula="of:=[$'EZ Water Adjustment'.E46]" office:value-type="float" office:value="0" calcext:value-type="float">
            <text:p>0.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CO3:</text:p>
          </table:table-cell>
          <table:table-cell table:formula="of:=[$'EZ Water Adjustment'.F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table:style-name="ce216" table:formula="of:=[$'EZ Water Adjustment'.F46]" office:value-type="float" office:value="0" calcext:value-type="float">
            <text:p>0.0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actic Acid (ml):</text:p>
          </table:table-cell>
          <table:table-cell table:formula="of:=[$'EZ Water Adjustment'.J37]" office:value-type="float" office:value="2" calcext:value-type="float">
            <text:p>2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uermalz (oz):</text:p>
          </table:table-cell>
          <table:table-cell table:formula="of:=[$'EZ Water Adjustment'.H37]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Mash Water / Total water (ppm)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a:</text:p>
          </table:table-cell>
          <table:table-cell table:style-name="ce217" table:formula="of:=[$'EZ Water Adjustment'.D51]" office:value-type="float" office:value="111.6388656" calcext:value-type="float">
            <text:p>112</text:p>
          </table:table-cell>
          <table:table-cell office:value-type="string" calcext:value-type="string">
            <text:p>/</text:p>
          </table:table-cell>
          <table:table-cell table:style-name="ce217" table:formula="of:=[$'EZ Water Adjustment'.D52]" office:value-type="float" office:value="111.6388656" calcext:value-type="float">
            <text:p>112</text:p>
          </table:table-cell>
          <table:table-cell table:number-columns-repeated="4"/>
          <table:table-cell table:style-name="ce217"/>
          <table:table-cell table:number-columns-repeated="1015"/>
        </table:table-row>
        <table:table-row table:style-name="ro8">
          <table:table-cell office:value-type="string" calcext:value-type="string">
            <text:p>Mg:</text:p>
          </table:table-cell>
          <table:table-cell table:style-name="ce217" table:formula="of:=[$'EZ Water Adjustment'.E51]" office:value-type="float" office:value="2.311" calcext:value-type="float">
            <text:p>2</text:p>
          </table:table-cell>
          <table:table-cell office:value-type="string" calcext:value-type="string">
            <text:p>/</text:p>
          </table:table-cell>
          <table:table-cell table:style-name="ce217" table:formula="of:=[$'EZ Water Adjustment'.E52]" office:value-type="float" office:value="2.311" calcext:value-type="float">
            <text:p>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:</text:p>
          </table:table-cell>
          <table:table-cell table:style-name="ce217" table:formula="of:=[$'EZ Water Adjustment'.F51]" office:value-type="float" office:value="2.746" calcext:value-type="float">
            <text:p>3</text:p>
          </table:table-cell>
          <table:table-cell office:value-type="string" calcext:value-type="string">
            <text:p>/</text:p>
          </table:table-cell>
          <table:table-cell table:style-name="ce217" table:formula="of:=[$'EZ Water Adjustment'.F52]" office:value-type="float" office:value="2.746" calcext:value-type="float">
            <text:p>3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l:</text:p>
          </table:table-cell>
          <table:table-cell table:style-name="ce217" table:formula="of:=[$'EZ Water Adjustment'.G51]" office:value-type="float" office:value="74.6589701460001" calcext:value-type="float">
            <text:p>75</text:p>
          </table:table-cell>
          <table:table-cell office:value-type="string" calcext:value-type="string">
            <text:p>/</text:p>
          </table:table-cell>
          <table:table-cell table:style-name="ce217" table:formula="of:=[$'EZ Water Adjustment'.G52]" office:value-type="float" office:value="74.658970146" calcext:value-type="float">
            <text:p>75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O4:</text:p>
          </table:table-cell>
          <table:table-cell table:style-name="ce217" table:formula="of:=[$'EZ Water Adjustment'.H51]" office:value-type="float" office:value="168.13091864" calcext:value-type="float">
            <text:p>168</text:p>
          </table:table-cell>
          <table:table-cell office:value-type="string" calcext:value-type="string">
            <text:p>/</text:p>
          </table:table-cell>
          <table:table-cell table:style-name="ce217" table:formula="of:=[$'EZ Water Adjustment'.H52]" office:value-type="float" office:value="168.13091864" calcext:value-type="float">
            <text:p>168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l to SO4 Ratio:</text:p>
          </table:table-cell>
          <table:table-cell table:style-name="ce218" table:formula="of:=[$'EZ Water Adjustment'.I51]" office:value-type="float" office:value="0.444052591575134" calcext:value-type="float">
            <text:p>0.44</text:p>
          </table:table-cell>
          <table:table-cell office:value-type="string" calcext:value-type="string">
            <text:p>/</text:p>
          </table:table-cell>
          <table:table-cell table:style-name="ce218" table:formula="of:=[$'EZ Water Adjustment'.I52]" office:value-type="float" office:value="0.444052591575134" calcext:value-type="float">
            <text:p>0.44</text:p>
          </table:table-cell>
          <table:table-cell table:number-columns-repeated="1020"/>
        </table:table-row>
        <table:table-row table:style-name="ro8">
          <table:table-cell/>
          <table:table-cell table:style-name="ce218"/>
          <table:table-cell table:style-name="ce60"/>
          <table:table-cell table:number-columns-repeated="1021"/>
        </table:table-row>
        <table:table-row table:style-name="ro8">
          <table:table-cell office:value-type="string" calcext:value-type="string">
            <text:p>Alkalinity (CaCO3):</text:p>
          </table:table-cell>
          <table:table-cell table:style-name="ce217" table:formula="of:=[$'EZ Water Adjustment'.D32]" office:value-type="float" office:value="-99.1596109369706" calcext:value-type="float">
            <text:p>-99</text:p>
          </table:table-cell>
          <table:table-cell table:style-name="ce60"/>
          <table:table-cell table:number-columns-repeated="1021"/>
        </table:table-row>
        <table:table-row table:style-name="ro8">
          <table:table-cell office:value-type="string" calcext:value-type="string">
            <text:p>RA:</text:p>
          </table:table-cell>
          <table:table-cell table:style-name="ce217" table:formula="of:=[$'EZ Water Adjustment'.E32]" office:value-type="float" office:value="-180.261069558819" calcext:value-type="float">
            <text:p>-180</text:p>
          </table:table-cell>
          <table:table-cell table:style-name="ce60"/>
          <table:table-cell table:number-columns-repeated="1021"/>
        </table:table-row>
        <table:table-row table:style-name="ro8">
          <table:table-cell office:value-type="string" calcext:value-type="string">
            <text:p>Estimated pH:</text:p>
          </table:table-cell>
          <table:table-cell table:style-name="ce218" table:formula="of:=[$'EZ Water Adjustment'.F32]" office:value-type="float" office:value="5.45653133476719" calcext:value-type="float">
            <text:p>5.46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(room temp)</text:p>
          </table:table-cell>
          <table:table-cell table:number-columns-repeated="1023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ersion information" table:style-name="ta3" table:print="false">
        <table:table-column table:style-name="co12" table:default-cell-style-name="ce61"/>
        <table:table-column table:style-name="co13" table:default-cell-style-name="ce61"/>
        <table:table-column table:style-name="co14" table:default-cell-style-name="Default"/>
        <table:table-column table:style-name="co7" table:number-columns-repeated="1021" table:default-cell-style-name="Default"/>
        <table:table-row table:style-name="ro8">
          <table:table-cell table:style-name="ce416" office:value-type="string" calcext:value-type="string" table:number-columns-spanned="3" table:number-rows-spanned="1">
            <text:p>VERSION INFORMATION</text:p>
          </table:table-cell>
          <table:covered-table-cell table:number-columns-repeated="2" table:style-name="ce416"/>
          <table:table-cell table:number-columns-repeated="1021"/>
        </table:table-row>
        <table:table-row table:style-name="ro9">
          <table:table-cell table:style-name="ce220" office:value-type="string" calcext:value-type="string">
            <text:p>v1.3</text:p>
          </table:table-cell>
          <table:table-cell table:style-name="ce221"/>
          <table:table-cell table:style-name="ce223" office:value-type="string" calcext:value-type="string">
            <text:p>Added city profiles.</text:p>
          </table:table-cell>
          <table:table-cell table:number-columns-repeated="1021"/>
        </table:table-row>
        <table:table-row table:style-name="ro8">
          <table:table-cell table:style-name="ce220" office:value-type="string" calcext:value-type="string">
            <text:p>v1.4</text:p>
          </table:table-cell>
          <table:table-cell table:style-name="ce221"/>
          <table:table-cell table:style-name="ce223"/>
          <table:table-cell table:number-columns-repeated="1021"/>
        </table:table-row>
        <table:table-row table:style-name="ro11">
          <table:table-cell table:style-name="ce220" office:value-type="string" calcext:value-type="string">
            <text:p>v1.5</text:p>
          </table:table-cell>
          <table:table-cell table:style-name="ce221" office:value-type="date" office:date-value="2009-10-28" calcext:value-type="date">
            <text:p>10/28/2009</text:p>
          </table:table-cell>
          <table:table-cell table:style-name="ce223" office:value-type="string" calcext:value-type="string">
            <text:p>Added ability to include or not include sparge salt additions, added separate rows for final mash water and final total water.</text:p>
          </table:table-cell>
          <table:table-cell table:number-columns-repeated="1021"/>
        </table:table-row>
        <table:table-row table:style-name="ro9">
          <table:table-cell table:style-name="ce220" office:value-type="string" calcext:value-type="string">
            <text:p>v1.6</text:p>
          </table:table-cell>
          <table:table-cell table:style-name="ce221" office:value-type="date" office:date-value="2010-01-20" calcext:value-type="date">
            <text:p>1/20/2010</text:p>
          </table:table-cell>
          <table:table-cell table:style-name="ce223" office:value-type="string" calcext:value-type="string">
            <text:p>Fixed bug in final CaCO3 formula, revised instructions and graphics.</text:p>
          </table:table-cell>
          <table:table-cell table:number-columns-repeated="1021"/>
        </table:table-row>
        <table:table-row table:style-name="ro9">
          <table:table-cell table:style-name="ce220" office:value-type="string" calcext:value-type="string">
            <text:p>v1.7</text:p>
          </table:table-cell>
          <table:table-cell table:style-name="ce221" office:value-type="date" office:date-value="2010-02-26" calcext:value-type="date">
            <text:p>2/26/2010</text:p>
          </table:table-cell>
          <table:table-cell table:style-name="ce223" office:value-type="string" calcext:value-type="string">
            <text:p>Added separate boxes for mash and sparge water dilution rates.</text:p>
          </table:table-cell>
          <table:table-cell table:number-columns-repeated="1021"/>
        </table:table-row>
        <table:table-row table:style-name="ro12">
          <table:table-cell table:style-name="ce220" office:value-type="string" calcext:value-type="string">
            <text:p>v2.0</text:p>
          </table:table-cell>
          <table:table-cell table:style-name="ce221" office:value-type="date" office:date-value="2010-09-13" calcext:value-type="date">
            <text:p>9/13/2010</text:p>
          </table:table-cell>
          <table:table-cell table:style-name="ce223" office:value-type="string" calcext:value-type="string">
            <text:p>Revised calculations to be based on Kai Troester's data. <text:s/>Added starting recipe parameters - grain weights &amp; SRM. <text:s/>Added sauermalz to Adjustments, removed HCL. <text:s/>Results now shows estimated pH instead of SRM to RA relationship. <text:s/>Less focus on chloride to sulfate ratio. <text:s/>Removed city/region water profiles. <text:s/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v2.0.1</text:p>
          </table:table-cell>
          <table:table-cell table:style-name="ce222" office:value-type="date" office:date-value="2011-04-05" calcext:value-type="date">
            <text:p>4/5/2011</text:p>
          </table:table-cell>
          <table:table-cell table:style-name="ce223" office:value-type="string" calcext:value-type="string">
            <text:p>Added note: ph @ room temp. <text:s/>Revised desired ph range to be 5.4 - 5.7</text:p>
          </table:table-cell>
          <table:table-cell table:number-columns-repeated="1021"/>
        </table:table-row>
        <table:table-row table:style-name="ro11">
          <table:table-cell table:style-name="ce220" office:value-type="string" calcext:value-type="string">
            <text:p>v3.0.0</text:p>
          </table:table-cell>
          <table:table-cell table:style-name="ce221" office:value-type="date" office:date-value="2011-08-04" calcext:value-type="date">
            <text:p>8/4/2011</text:p>
          </table:table-cell>
          <table:table-cell table:style-name="ce223" office:value-type="string" calcext:value-type="string">
            <text:p>Added individual entries for grain types. <text:s/>Revised pH calculations. Rearranged spreadsheet. Removed NaCl, added Slaked Lime.</text:p>
          </table:table-cell>
          <table:table-cell table:number-columns-repeated="1021"/>
        </table:table-row>
        <table:table-row table:style-name="ro11">
          <table:table-cell table:style-name="ce220" office:value-type="string" calcext:value-type="string">
            <text:p>v3.0.1</text:p>
          </table:table-cell>
          <table:table-cell table:style-name="ce221" office:value-type="date" office:date-value="2011-09-02" calcext:value-type="date">
            <text:p>9/2/2011</text:p>
          </table:table-cell>
          <table:table-cell table:style-name="ce223" office:value-type="string" calcext:value-type="string">
            <text:p>Added note: "When measuring actual mash pH with a meter, keep in mind that it can take up to 15 minutes for mash pH to stabilize." <text:s/>Also added "buy me a beer" link.</text:p>
          </table:table-cell>
          <table:table-cell table:number-columns-repeated="1021"/>
        </table:table-row>
        <table:table-row table:style-name="ro9">
          <table:table-cell table:style-name="ce220" office:value-type="string" calcext:value-type="string">
            <text:p>v3.0.2</text:p>
          </table:table-cell>
          <table:table-cell table:style-name="ce221" office:value-type="date" office:date-value="2012-02-22" calcext:value-type="date">
            <text:p>2/22/2012</text:p>
          </table:table-cell>
          <table:table-cell table:style-name="ce223" office:value-type="string" calcext:value-type="string">
            <text:p>Added notes regarding when to add salts to mash and sparge water. <text:s/>Revised donation button &amp; link.</text:p>
          </table:table-cell>
          <table:table-cell table:number-columns-repeated="1021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7" loext:min-decimal-places="7" number:min-integer-digits="1"/>
    </number:number-style>
    <number:number-style style:name="N149">
      <number:number number:decimal-places="6" loext:min-decimal-places="6" number:min-integer-digits="1"/>
    </number:number-style>
    <number:number-style style:name="N150">
      <number:number number:decimal-places="5" loext:min-decimal-places="5" number:min-integer-digits="1"/>
    </number:number-style>
    <number:number-style style:name="N151">
      <number:number number:decimal-places="4" loext:min-decimal-places="4" number:min-integer-digits="1"/>
    </number:number-style>
    <number:number-style style:name="N152">
      <number:number number:decimal-places="3" loext:min-decimal-places="3" number:min-integer-digits="1"/>
    </number:number-style>
    <number:number-style style:name="N153">
      <number:number number:decimal-places="1" loext:min-decimal-places="1" number:min-integer-digits="1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8" loext:min-decimal-places="8" number:min-integer-digits="1"/>
    </number:number-style>
    <number:number-style style:name="N163">
      <number:number number:decimal-places="10" loext:min-decimal-places="10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9" loext:min-decimal-places="9"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number:percentage-style style:name="N167">
      <number:number number:decimal-places="3" loext:min-decimal-places="3" number:min-integer-digits="1"/>
      <number:text>%</number:text>
    </number:percentage-style>
    <number:date-style style:name="N168">
      <number:month number:textual="true"/>
      <number:text>-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1_5f_5_5f_1" style:display-name="Excel_CondFormat_1_5_1" style:family="table-cell" style:parent-style-name="Default">
      <style:text-properties fo:color="#ff0000"/>
    </style:style>
    <style:style style:name="Excel_5f_CondFormat_5f_1_5f_6_5f_1" style:display-name="Excel_CondFormat_1_6_1" style:family="table-cell" style:parent-style-name="Default">
      <style:table-cell-properties fo:background-color="#ffffff"/>
      <style:text-properties fo:color="#000000"/>
    </style:style>
    <style:style style:name="Excel_5f_CondFormat_5f_1_5f_7_5f_1" style:display-name="Excel_CondFormat_1_7_1" style:family="table-cell" style:parent-style-name="Default">
      <style:text-properties fo:color="#ff000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53.86pt" fo:margin-right="53.86pt" style:first-page-number="continue" loext:scale-to-X="1" loext:scale-to-Y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  <style:page-layout style:name="Mpm5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8:41:02.184514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Z_20_Water_20_Adjustment" style:display-name="PageStyle_EZ Water Adjust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Text_20_Format" style:display-name="PageStyle_Raw Text For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sion_20_information" style:display-name="PageStyle_Version informat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14T18:33:28</meta:creation-date>
    <dc:date>2018-05-29T13:59:46.871083934</dc:date>
    <meta:print-date>2011-08-05T07:56:36</meta:print-date>
    <meta:generator>LibreOffice/6.0.4.2$MacOSX_X86_64 LibreOffice_project/9b0d9b32d5dcda91d2f1a96dc04c645c450872bf</meta:generator>
    <meta:editing-duration>P2DT17H36M20S</meta:editing-duration>
    <meta:editing-cycles>2</meta:editing-cycles>
    <meta:document-statistic meta:table-count="3" meta:cell-count="350" meta:object-count="42"/>
  </office:meta>
</office:document-meta>
</file>